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B0000006F31577CE6FD9B0FE2.png" manifest:media-type="image/png"/>
  <manifest:file-entry manifest:full-path="Pictures/10000201000000D4000000D036576C9A1981C718.png" manifest:media-type="image/png"/>
  <manifest:file-entry manifest:full-path="Pictures/10000201000000D0000000D4BEDDED0929CFE262.png" manifest:media-type="image/png"/>
  <manifest:file-entry manifest:full-path="Pictures/10000000000000AB0000006FE0BA33D7DC95320E.png" manifest:media-type="image/png"/>
  <manifest:file-entry manifest:full-path="Pictures/10000000000000690000007036BD74048A2A41FC.png" manifest:media-type="image/png"/>
  <manifest:file-entry manifest:full-path="Pictures/10000201000000D0000000D4BF9F443D1BFE0948.png" manifest:media-type="image/png"/>
  <manifest:file-entry manifest:full-path="Pictures/10000201000002BC000000C803621DF709633928.png" manifest:media-type="image/png"/>
  <manifest:file-entry manifest:full-path="Pictures/2000000C000052D000003E1C4AB7A18B5797B2DD.svm" manifest:media-type=""/>
  <manifest:file-entry manifest:full-path="Pictures/10000201000000D4000000D0467798E6E53115B8.png" manifest:media-type="image/png"/>
  <manifest:file-entry manifest:full-path="Pictures/10000201000000B3000000B2149F75BB39CB2AD6.png" manifest:media-type="image/png"/>
  <manifest:file-entry manifest:full-path="Pictures/10000201000000AE00000097EBBDDECB55CD5807.png" manifest:media-type="image/png"/>
  <manifest:file-entry manifest:full-path="Pictures/10000000000000AB0000006F468C19D5E1AAF2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ffff00" draw:marker-start-width="0.517cm" draw:marker-end-width="0.517cm" draw:fill="none" draw:textarea-horizontal-align="justify" draw:textarea-vertical-align="middle" draw:auto-grow-height="false" fo:min-height="5.05cm" fo:min-width="5.1cm" fo:padding-top="0.23cm" fo:padding-bottom="0.23cm" fo:padding-left="0.355cm" fo:padding-right="0.355cm"/>
    </style:style>
    <style:style style:name="gr2" style:family="graphic" style:parent-style-name="standard">
      <style:graphic-properties draw:stroke="none" draw:fill="solid" draw:fill-color="#00b4b4" draw:opacity="0%" draw:textarea-horizontal-align="justify" draw:textarea-vertical-align="middle" draw:auto-grow-height="false" fo:min-height="5.25cm" fo:min-width="5.1cm"/>
    </style:style>
    <style:style style:name="gr3" style:family="graphic" style:parent-style-name="standard">
      <style:graphic-properties draw:stroke="none" draw:fill="solid" draw:fill-color="#00b4b4" draw:textarea-vertical-align="middle" draw:auto-grow-height="false" fo:min-height="2.017cm" fo:min-width="1.399cm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5.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4dbb4d" draw:textarea-horizontal-align="justify" draw:textarea-vertical-align="middle" draw:auto-grow-height="false" fo:min-height="5.35cm" fo:min-width="5.1cm"/>
    </style:style>
    <style:style style:name="gr7" style:family="graphic" style:parent-style-name="standard">
      <style:graphic-properties draw:stroke="none" draw:fill-color="#4e2700" draw:textarea-horizontal-align="justify" draw:textarea-vertical-align="middle" draw:auto-grow-height="false" fo:min-height="0.15cm" fo:min-width="5.1cm"/>
    </style:style>
    <style:style style:name="gr8" style:family="graphic" style:parent-style-name="standard">
      <style:graphic-properties draw:stroke="none" draw:fill-color="#fffffe" draw:textarea-horizontal-align="justify" draw:textarea-vertical-align="middle" draw:auto-grow-height="false" fo:min-height="0cm" fo:min-width="5.1cm"/>
    </style:style>
    <style:style style:name="gr9" style:family="graphic" style:parent-style-name="standard">
      <style:graphic-properties draw:stroke="none" draw:fill="solid" draw:fill-color="#000000" draw:opacity="29%" draw:textarea-horizontal-align="justify" draw:textarea-vertical-align="middle" draw:auto-grow-height="false" fo:min-height="0.884cm" fo:min-width="2.8cm"/>
    </style:style>
    <style:style style:name="gr10" style:family="graphic" style:parent-style-name="standard">
      <style:graphic-properties draw:stroke="none" draw:fill-color="#a56da5" draw:textarea-horizontal-align="justify" draw:textarea-vertical-align="middle" draw:auto-grow-height="false" fo:min-height="0.884cm" fo:min-width="1.9cm"/>
    </style:style>
    <style:style style:name="gr11" style:family="graphic" style:parent-style-name="standard">
      <style:graphic-properties draw:stroke="none" draw:fill-color="#a56da5" draw:textarea-horizontal-align="justify" draw:textarea-vertical-align="middle" draw:auto-grow-height="false" fo:min-height="0.883cm" fo:min-width="2.7cm"/>
    </style:style>
    <style:style style:name="gr12" style:family="graphic" style:parent-style-name="standard">
      <style:graphic-properties draw:stroke="none" draw:fill-color="#aa30d4" draw:textarea-horizontal-align="justify" draw:textarea-vertical-align="middle" draw:auto-grow-height="false" fo:min-height="1.399cm" fo:min-width="1.9cm"/>
    </style:style>
    <style:style style:name="gr13" style:family="graphic" style:parent-style-name="standard">
      <style:graphic-properties draw:stroke="none" draw:fill-color="#00e3e3" draw:textarea-horizontal-align="justify" draw:textarea-vertical-align="middle" draw:auto-grow-height="false" fo:min-height="0.266cm" fo:min-width="0cm"/>
    </style:style>
    <style:style style:name="gr14" style:family="graphic" style:parent-style-name="standard">
      <style:graphic-properties draw:stroke="none" draw:fill-color="#939393" draw:textarea-horizontal-align="justify" draw:textarea-vertical-align="middle" draw:auto-grow-height="false" fo:min-height="0cm" fo:min-width="0.4cm"/>
    </style:style>
    <style:style style:name="gr15" style:family="graphic" style:parent-style-name="standard">
      <style:graphic-properties draw:stroke="none" draw:fill-color="#aa30d4" draw:textarea-horizontal-align="justify" draw:textarea-vertical-align="middle" draw:auto-grow-height="false" fo:min-height="1.606cm" fo:min-width="2.7cm"/>
    </style:style>
    <style:style style:name="gr16" style:family="graphic" style:parent-style-name="standard">
      <style:graphic-properties draw:stroke="none" draw:fill-color="#ca00ca" draw:textarea-horizontal-align="justify" draw:textarea-vertical-align="middle" draw:auto-grow-height="false" fo:min-height="1.193cm" fo:min-width="0cm"/>
    </style:style>
    <style:style style:name="gr17" style:family="graphic" style:parent-style-name="standard">
      <style:graphic-properties draw:stroke="none" draw:fill="solid" draw:fill-color="#955795" draw:textarea-horizontal-align="justify" draw:textarea-vertical-align="middle" draw:auto-grow-height="false" fo:min-height="0.265cm" fo:min-width="0cm"/>
    </style:style>
    <style:style style:name="gr18" style:family="graphic" style:parent-style-name="standard">
      <style:graphic-properties draw:stroke="none" draw:fill-color="#ca00ca" draw:textarea-horizontal-align="justify" draw:textarea-vertical-align="middle" draw:auto-grow-height="false" fo:min-height="1.09cm" fo:min-width="0cm"/>
    </style:style>
    <style:style style:name="gr19" style:family="graphic" style:parent-style-name="standard">
      <style:graphic-properties draw:stroke="none" draw:fill="solid" draw:fill-color="#000000" draw:opacity="29%" draw:textarea-horizontal-align="justify" draw:textarea-vertical-align="middle" draw:auto-grow-height="false" fo:min-height="0.85cm" fo:min-width="2.8cm"/>
    </style:style>
    <style:style style:name="gr20" style:family="graphic" style:parent-style-name="standard">
      <style:graphic-properties draw:stroke="none" draw:fill-color="#a56da5" draw:textarea-horizontal-align="justify" draw:textarea-vertical-align="middle" draw:auto-grow-height="false" fo:min-height="0.85cm" fo:min-width="1.9cm"/>
    </style:style>
    <style:style style:name="gr21" style:family="graphic" style:parent-style-name="standard">
      <style:graphic-properties draw:stroke="none" draw:fill-color="#a56da5" draw:textarea-horizontal-align="justify" draw:textarea-vertical-align="middle" draw:auto-grow-height="false" fo:min-height="0.85cm" fo:min-width="2.7cm"/>
    </style:style>
    <style:style style:name="gr22" style:family="graphic" style:parent-style-name="standard">
      <style:graphic-properties draw:stroke="none" draw:fill-color="#aa30d4" draw:textarea-horizontal-align="justify" draw:textarea-vertical-align="middle" draw:auto-grow-height="false" fo:min-height="1.35cm" fo:min-width="1.9cm"/>
    </style:style>
    <style:style style:name="gr23" style:family="graphic" style:parent-style-name="standard">
      <style:graphic-properties draw:stroke="none" draw:fill-color="#aa30d4" draw:textarea-horizontal-align="justify" draw:textarea-vertical-align="middle" draw:auto-grow-height="false" fo:min-height="1.55cm" fo:min-width="2.7cm"/>
    </style:style>
    <style:style style:name="gr24" style:family="graphic" style:parent-style-name="standard">
      <style:graphic-properties draw:stroke="none" draw:fill-color="#ca00ca" draw:textarea-horizontal-align="justify" draw:textarea-vertical-align="middle" draw:auto-grow-height="false" fo:min-height="1.15cm" fo:min-width="0cm"/>
    </style:style>
    <style:style style:name="gr25" style:family="graphic" style:parent-style-name="standard">
      <style:graphic-properties draw:stroke="none" draw:fill="solid" draw:fill-color="#955795" draw:textarea-horizontal-align="justify" draw:textarea-vertical-align="middle" draw:auto-grow-height="false" fo:min-height="0.25cm" fo:min-width="0cm"/>
    </style:style>
    <style:style style:name="gr26" style:family="graphic" style:parent-style-name="standard">
      <style:graphic-properties draw:stroke="none" draw:fill-color="#ca00ca" draw:textarea-horizontal-align="justify" draw:textarea-vertical-align="middle" draw:auto-grow-height="false" fo:min-height="1.05cm" fo:min-width="0cm"/>
    </style:style>
    <style:style style:name="gr27" style:family="graphic" style:parent-style-name="standard">
      <style:graphic-properties draw:stroke="none" draw:fill="solid" draw:fill-color="#000000" draw:opacity="29%" draw:textarea-horizontal-align="justify" draw:textarea-vertical-align="middle" draw:auto-grow-height="false" fo:min-height="1.35cm" fo:min-width="1.3cm"/>
    </style:style>
    <style:style style:name="gr28" style:family="graphic" style:parent-style-name="standard">
      <style:graphic-properties draw:stroke="none" draw:fill-color="#a56da5" draw:textarea-horizontal-align="justify" draw:textarea-vertical-align="middle" draw:auto-grow-height="false" fo:min-height="0.606cm" fo:min-width="0.836cm"/>
    </style:style>
    <style:style style:name="gr29" style:family="graphic" style:parent-style-name="standard">
      <style:graphic-properties draw:stroke="none" draw:fill-color="#a56da5" draw:textarea-horizontal-align="justify" draw:textarea-vertical-align="middle" draw:auto-grow-height="false" fo:min-height="0.85cm" fo:min-width="1.5cm"/>
    </style:style>
    <style:style style:name="gr30" style:family="graphic" style:parent-style-name="standard">
      <style:graphic-properties draw:stroke="none" draw:fill-color="#aa30d4" draw:textarea-horizontal-align="justify" draw:textarea-vertical-align="middle" draw:auto-grow-height="false" fo:min-height="0.994cm" fo:min-width="0.836cm"/>
    </style:style>
    <style:style style:name="gr31" style:family="graphic" style:parent-style-name="standard">
      <style:graphic-properties draw:stroke="none" draw:fill-color="#00e3e3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draw:stroke="none" draw:fill-color="#aa30d4" draw:textarea-horizontal-align="justify" draw:textarea-vertical-align="middle" draw:auto-grow-height="false" fo:min-height="1.55cm" fo:min-width="1.5cm"/>
    </style:style>
    <style:style style:name="gr33" style:family="graphic" style:parent-style-name="standard">
      <style:graphic-properties draw:stroke="none" draw:fill="solid" draw:fill-color="#fe7f00" draw:textarea-vertical-align="middle" draw:auto-grow-height="false" fo:min-height="4.051cm" fo:min-width="3.701cm"/>
    </style:style>
    <style:style style:name="gr3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271cm" fo:min-width="0.066cm"/>
    </style:style>
    <style:style style:name="gr35" style:family="graphic" style:parent-style-name="standard">
      <style:graphic-properties draw:stroke="none" draw:fill-color="#00ff00" draw:textarea-horizontal-align="justify" draw:textarea-vertical-align="middle" draw:auto-grow-height="false" fo:min-height="1.044cm" fo:min-width="1.75cm"/>
    </style:style>
    <style:style style:name="gr36" style:family="graphic" style:parent-style-name="standard">
      <style:graphic-properties draw:fill-color="#277bd5" draw:textarea-horizontal-align="justify" draw:textarea-vertical-align="middle" draw:auto-grow-height="false" fo:min-height="0.55cm" fo:min-width="0cm"/>
    </style:style>
    <style:style style:name="gr37" style:family="graphic" style:parent-style-name="standard">
      <style:graphic-properties draw:stroke="none" draw:fill-color="#001f1f" draw:textarea-horizontal-align="justify" draw:textarea-vertical-align="middle" draw:auto-grow-height="false" fo:min-height="0cm" fo:min-width="0.6cm"/>
    </style:style>
    <style:style style:name="gr38" style:family="graphic" style:parent-style-name="standard">
      <style:graphic-properties draw:stroke="none" draw:fill="solid" draw:fill-color="#001f1f" draw:textarea-vertical-align="middle" draw:auto-grow-height="false" fo:min-height="4.051cm" fo:min-width="3.701cm"/>
    </style:style>
    <style:style style:name="gr39" style:family="graphic" style:parent-style-name="standard">
      <style:graphic-properties draw:stroke="none" draw:fill-color="#001f1f" draw:textarea-horizontal-align="justify" draw:textarea-vertical-align="middle" draw:auto-grow-height="false" fo:min-height="1.55cm" fo:min-width="0.6cm"/>
    </style:style>
    <style:style style:name="gr40" style:family="graphic" style:parent-style-name="standard">
      <style:graphic-properties draw:stroke="none" draw:fill="solid" draw:fill-color="#fffffe" draw:textarea-horizontal-align="justify" draw:textarea-vertical-align="middle" draw:auto-grow-height="false" fo:min-height="0.55cm" fo:min-width="0.3cm"/>
    </style:style>
    <style:style style:name="gr4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5cm" fo:min-width="0.3cm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35cm" fo:min-width="0cm"/>
    </style:style>
    <style:style style:name="gr43" style:family="graphic" style:parent-style-name="standard">
      <style:graphic-properties draw:stroke="none" draw:fill-color="#000000" draw:textarea-horizontal-align="justify" draw:textarea-vertical-align="middle" draw:auto-grow-height="false" fo:min-height="0.384cm" fo:min-width="0cm"/>
    </style:style>
    <style:style style:name="gr44" style:family="graphic" style:parent-style-name="standard">
      <style:graphic-properties draw:stroke="none" draw:fill-color="#000000" draw:textarea-horizontal-align="justify" draw:textarea-vertical-align="middle" draw:auto-grow-height="false" fo:min-height="0.383cm" fo:min-width="0cm"/>
    </style:style>
    <style:style style:name="gr45" style:family="graphic" style:parent-style-name="standard">
      <style:graphic-properties draw:stroke="none" draw:fill="solid" draw:fill-color="#e47200" draw:textarea-horizontal-align="justify" draw:textarea-vertical-align="middle" draw:auto-grow-height="false" fo:min-height="2.15cm" fo:min-width="6.4cm"/>
    </style:style>
    <style:style style:name="gr46" style:family="graphic" style:parent-style-name="standard">
      <style:graphic-properties draw:stroke="none" draw:fill-color="#e47200" draw:textarea-horizontal-align="justify" draw:textarea-vertical-align="middle" draw:auto-grow-height="false" fo:min-height="0.217cm" fo:min-width="1.45cm"/>
    </style:style>
    <style:style style:name="gr47" style:family="graphic" style:parent-style-name="standard">
      <style:graphic-properties draw:stroke="none" draw:fill="solid" draw:fill-color="#001f1f" draw:opacity="0%" draw:textarea-horizontal-align="justify" draw:textarea-vertical-align="middle" draw:auto-grow-height="false" fo:min-height="5.25cm" fo:min-width="5.1cm"/>
    </style:style>
    <style:style style:name="gr48" style:family="graphic" style:parent-style-name="standard">
      <style:graphic-properties draw:stroke="none" draw:fill="solid" draw:fill-color="#001f1f" draw:textarea-vertical-align="middle" draw:auto-grow-height="false" fo:min-height="2.016cm" fo:min-width="1.399cm"/>
    </style:style>
    <style:style style:name="gr49" style:family="graphic" style:parent-style-name="standard">
      <style:graphic-properties draw:stroke="none" draw:fill="solid" draw:fill-color="#001f1f" draw:textarea-vertical-align="middle" draw:auto-grow-height="false" fo:min-height="3.85cm" fo:min-width="3.3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99cm, 0.001cm, 0.307cm, -0.099cm)" draw:image-opacity="100%" style:mirror="horizontal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99cm, 0.3cm, 0.101cm, -0.292cm)" draw:image-opacity="100%" style:mirror="horizontal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99cm, -0.398cm, -0.392cm, -0.465cm)" draw:image-opacity="100%" style:mirror="none"/>
    </style:style>
    <style:style style:name="gr53" style:family="graphic" style:parent-style-name="standard">
      <style:graphic-properties draw:stroke="none" draw:fill-color="#ccff66" draw:textarea-vertical-align="middle" draw:auto-grow-height="false" fo:min-height="2.808cm" fo:min-width="3.158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799cm, -0.395cm, -1.106cm, -0.599cm)" draw:image-opacity="100%" style:mirror="none"/>
    </style:style>
    <style:style style:name="gr55" style:family="graphic" style:parent-style-name="standard">
      <style:graphic-properties draw:stroke="none" draw:fill-color="#7f7f7f" draw:textarea-horizontal-align="justify" draw:textarea-vertical-align="middle" draw:auto-grow-height="false" fo:min-height="0.528cm" fo:min-width="0.278cm"/>
    </style:style>
    <style:style style:name="gr5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246cm" fo:min-width="0cm"/>
    </style:style>
    <style:style style:name="gr57" style:family="graphic" style:parent-style-name="standard">
      <style:graphic-properties draw:stroke="none" draw:fill-color="#ca00ca" draw:textarea-horizontal-align="justify" draw:textarea-vertical-align="middle" draw:auto-grow-height="false" fo:min-height="0.95cm" fo:min-width="0cm"/>
    </style:style>
    <style:style style:name="gr58" style:family="graphic" style:parent-style-name="standard">
      <style:graphic-properties draw:stroke="none" draw:fill-color="#ca00ca" draw:textarea-horizontal-align="justify" draw:textarea-vertical-align="middle" draw:auto-grow-height="false" fo:min-height="1.55cm" fo:min-width="0cm"/>
    </style:style>
    <style:style style:name="gr59" style:family="graphic" style:parent-style-name="standard">
      <style:graphic-properties draw:stroke="none" draw:fill-color="#ca00ca" draw:textarea-horizontal-align="justify" draw:textarea-vertical-align="middle" draw:auto-grow-height="false" fo:min-height="1.25cm" fo:min-width="0.3cm"/>
    </style:style>
    <style:style style:name="gr60" style:family="graphic" style:parent-style-name="standard">
      <style:graphic-properties draw:stroke="none" draw:fill-color="#ca00ca" draw:textarea-horizontal-align="justify" draw:textarea-vertical-align="middle" draw:auto-grow-height="false" fo:min-height="0.75cm" fo:min-width="0cm"/>
    </style:style>
    <style:style style:name="gr61" style:family="graphic" style:parent-style-name="standard">
      <style:graphic-properties draw:stroke="none" draw:fill="solid" draw:fill-color="#580000" draw:textarea-horizontal-align="justify" draw:textarea-vertical-align="middle" draw:auto-grow-height="false" fo:min-height="0.246cm" fo:min-width="0cm"/>
    </style:style>
    <style:style style:name="gr62" style:family="graphic" style:parent-style-name="standard">
      <style:graphic-properties draw:stroke="none" draw:fill="solid" draw:fill-color="#dc0000" draw:textarea-horizontal-align="justify" draw:textarea-vertical-align="middle" draw:auto-grow-height="false" fo:min-height="0.246cm" fo:min-width="0cm"/>
    </style:style>
    <style:style style:name="gr63" style:family="graphic" style:parent-style-name="standard">
      <style:graphic-properties draw:stroke="none" draw:fill-color="#ca00ca" draw:textarea-horizontal-align="justify" draw:textarea-vertical-align="middle" draw:auto-grow-height="false" fo:min-height="1.05cm" fo:min-width="0.2cm"/>
    </style:style>
    <style:style style:name="gr64" style:family="graphic" style:parent-style-name="standard">
      <style:graphic-properties draw:stroke="none" draw:fill="solid" draw:fill-color="#000000" draw:opacity="29%" draw:textarea-horizontal-align="justify" draw:textarea-vertical-align="middle" draw:auto-grow-height="false" fo:min-height="1.625cm" fo:min-width="1.609cm"/>
    </style:style>
    <style:style style:name="gr65" style:family="graphic" style:parent-style-name="standard">
      <style:graphic-properties draw:stroke="none" draw:fill-color="#a56da5" draw:textarea-horizontal-align="justify" draw:textarea-vertical-align="middle" draw:auto-grow-height="false" fo:min-height="0.754cm" fo:min-width="1.066cm"/>
    </style:style>
    <style:style style:name="gr66" style:family="graphic" style:parent-style-name="standard">
      <style:graphic-properties draw:stroke="none" draw:fill-color="#a56da5" draw:textarea-horizontal-align="justify" draw:textarea-vertical-align="middle" draw:auto-grow-height="false" fo:min-height="1.039cm" fo:min-width="1.845cm"/>
    </style:style>
    <style:style style:name="gr67" style:family="graphic" style:parent-style-name="standard">
      <style:graphic-properties draw:stroke="none" draw:fill-color="#aa30d4" draw:textarea-horizontal-align="justify" draw:textarea-vertical-align="middle" draw:auto-grow-height="false" fo:min-height="1.207cm" fo:min-width="1.066cm"/>
    </style:style>
    <style:style style:name="gr68" style:family="graphic" style:parent-style-name="standard">
      <style:graphic-properties draw:stroke="none" draw:fill-color="#00e3e3" draw:textarea-horizontal-align="justify" draw:textarea-vertical-align="middle" draw:auto-grow-height="false" fo:min-height="0.336cm" fo:min-width="0cm"/>
    </style:style>
    <style:style style:name="gr69" style:family="graphic" style:parent-style-name="standard">
      <style:graphic-properties draw:stroke="none" draw:fill-color="#aa30d4" draw:textarea-horizontal-align="justify" draw:textarea-vertical-align="middle" draw:auto-grow-height="false" fo:min-height="1.859cm" fo:min-width="1.845cm"/>
    </style:style>
    <style:style style:name="gr70" style:family="graphic" style:parent-style-name="standard">
      <style:graphic-properties draw:stroke="none" draw:fill-color="#ca00ca" draw:textarea-horizontal-align="justify" draw:textarea-vertical-align="middle" draw:auto-grow-height="false" fo:min-height="1.39cm" fo:min-width="0.098cm"/>
    </style:style>
    <style:style style:name="gr71" style:family="graphic" style:parent-style-name="standard">
      <style:graphic-properties draw:stroke="none" draw:fill="solid" draw:fill-color="#955795" draw:textarea-horizontal-align="justify" draw:textarea-vertical-align="middle" draw:auto-grow-height="false" fo:min-height="0.336cm" fo:min-width="0cm"/>
    </style:style>
    <style:style style:name="gr72" style:family="graphic" style:parent-style-name="standard">
      <style:graphic-properties draw:stroke="none" draw:fill-color="#ca00ca" draw:textarea-horizontal-align="justify" draw:textarea-vertical-align="middle" draw:auto-grow-height="false" fo:min-height="1.273cm" fo:min-width="0cm"/>
    </style:style>
    <style:style style:name="gr73" style:family="graphic" style:parent-style-name="standard">
      <style:graphic-properties draw:stroke="none" draw:fill-color="#580000" draw:textarea-vertical-align="middle"/>
    </style:style>
    <style:style style:name="gr74" style:family="graphic" style:parent-style-name="standard">
      <style:graphic-properties draw:stroke="none" draw:fill-color="#a56da5" draw:textarea-horizontal-align="justify" draw:textarea-vertical-align="middle" draw:auto-grow-height="false" fo:min-height="0.753cm" fo:min-width="1.066cm"/>
    </style:style>
    <style:style style:name="gr75" style:family="graphic" style:parent-style-name="standard">
      <style:graphic-properties draw:stroke="none" draw:fill-color="#a56da5" draw:textarea-horizontal-align="justify" draw:textarea-vertical-align="middle" draw:auto-grow-height="false" fo:min-height="1.039cm" fo:min-width="1.844cm"/>
    </style:style>
    <style:style style:name="gr76" style:family="graphic" style:parent-style-name="standard">
      <style:graphic-properties draw:stroke="none" draw:fill-color="#aa30d4" draw:textarea-horizontal-align="justify" draw:textarea-vertical-align="middle" draw:auto-grow-height="false" fo:min-height="1.208cm" fo:min-width="1.066cm"/>
    </style:style>
    <style:style style:name="gr77" style:family="graphic" style:parent-style-name="standard">
      <style:graphic-properties draw:stroke="none" draw:fill-color="#aa30d4" draw:textarea-horizontal-align="justify" draw:textarea-vertical-align="middle" draw:auto-grow-height="false" fo:min-height="1.86cm" fo:min-width="1.844cm"/>
    </style:style>
    <style:style style:name="gr78" style:family="graphic" style:parent-style-name="standard">
      <style:graphic-properties draw:stroke="none" draw:fill-color="#ca00ca" draw:textarea-horizontal-align="justify" draw:textarea-vertical-align="middle" draw:auto-grow-height="false" fo:min-height="1.39cm" fo:min-width="0cm"/>
    </style:style>
    <style:style style:name="gr79" style:family="graphic" style:parent-style-name="standard">
      <style:graphic-properties draw:stroke="none" draw:fill-color="#ff0000" draw:textarea-vertical-align="middle"/>
    </style:style>
    <style:style style:name="gr80" style:family="graphic" style:parent-style-name="standard">
      <style:graphic-properties draw:stroke="none" draw:fill="solid" draw:fill-color="#000000" draw:opacity="29%" draw:textarea-horizontal-align="justify" draw:textarea-vertical-align="middle" draw:auto-grow-height="false" fo:min-height="1.625cm" fo:min-width="1.61cm"/>
    </style:style>
    <style:style style:name="gr81" style:family="graphic" style:parent-style-name="standard">
      <style:graphic-properties draw:stroke="none" draw:fill-color="#a56da5" draw:textarea-horizontal-align="justify" draw:textarea-vertical-align="middle" draw:auto-grow-height="false" fo:min-height="0.754cm" fo:min-width="1.065cm"/>
    </style:style>
    <style:style style:name="gr82" style:family="graphic" style:parent-style-name="standard">
      <style:graphic-properties draw:stroke="none" draw:fill-color="#a56da5" draw:textarea-horizontal-align="justify" draw:textarea-vertical-align="middle" draw:auto-grow-height="false" fo:min-height="1.039cm" fo:min-width="1.843cm"/>
    </style:style>
    <style:style style:name="gr83" style:family="graphic" style:parent-style-name="standard">
      <style:graphic-properties draw:stroke="none" draw:fill-color="#aa30d4" draw:textarea-horizontal-align="justify" draw:textarea-vertical-align="middle" draw:auto-grow-height="false" fo:min-height="1.207cm" fo:min-width="1.065cm"/>
    </style:style>
    <style:style style:name="gr84" style:family="graphic" style:parent-style-name="standard">
      <style:graphic-properties draw:stroke="none" draw:fill-color="#aa30d4" draw:textarea-horizontal-align="justify" draw:textarea-vertical-align="middle" draw:auto-grow-height="false" fo:min-height="1.859cm" fo:min-width="1.843cm"/>
    </style:style>
    <style:style style:name="gr85" style:family="graphic" style:parent-style-name="standard">
      <style:graphic-properties draw:stroke="none" draw:fill-color="#ca00ca" draw:textarea-horizontal-align="justify" draw:textarea-vertical-align="middle" draw:auto-grow-height="false" fo:min-height="1.391cm" fo:min-width="0.098cm"/>
    </style:style>
    <style:style style:name="gr86" style:family="graphic" style:parent-style-name="standard">
      <style:graphic-properties draw:stroke="none" draw:fill-color="#a56da5" draw:textarea-horizontal-align="justify" draw:textarea-vertical-align="middle" draw:auto-grow-height="false" fo:min-height="0.752cm" fo:min-width="1.066cm"/>
    </style:style>
    <style:style style:name="gr87" style:family="graphic" style:parent-style-name="standard">
      <style:graphic-properties draw:stroke="none" draw:fill-color="#aa30d4" draw:textarea-horizontal-align="justify" draw:textarea-vertical-align="middle" draw:auto-grow-height="false" fo:min-height="1.209cm" fo:min-width="1.066cm"/>
    </style:style>
    <style:style style:name="gr88" style:family="graphic" style:parent-style-name="standard">
      <style:graphic-properties draw:stroke="none" draw:fill-color="#aa30d4" draw:textarea-horizontal-align="justify" draw:textarea-vertical-align="middle" draw:auto-grow-height="false" fo:min-height="1.86cm" fo:min-width="1.845cm"/>
    </style:style>
    <style:style style:name="gr89" style:family="graphic" style:parent-style-name="standard">
      <style:graphic-properties draw:stroke="none" draw:fill-color="#ca00ca" draw:textarea-horizontal-align="justify" draw:textarea-vertical-align="middle" draw:auto-grow-height="false" fo:min-height="1.391cm" fo:min-width="0cm"/>
    </style:style>
    <style:style style:name="gr90" style:family="graphic" style:parent-style-name="Object_20_with_20_no_20_fill_20_and_20_no_20_line">
      <style:graphic-properties draw:stroke="none" draw:fill="none" draw:opacity="12%" draw:textarea-vertical-align="middle" draw:color-mode="standard" draw:luminance="0%" draw:contrast="0%" draw:gamma="100%" draw:red="0%" draw:green="0%" draw:blue="0%" fo:clip="rect(0cm, 0cm, 0cm, 0cm)" draw:image-opacity="17%" style:mirror="none"/>
    </style:style>
    <style:style style:name="gr91" style:family="graphic" style:parent-style-name="standard">
      <style:graphic-properties draw:stroke="none" draw:fill-color="#277bd5" draw:opacity="69%" draw:textarea-horizontal-align="justify" draw:textarea-vertical-align="middle" draw:auto-grow-height="false" fo:min-height="2.296cm" fo:min-width="3.602cm"/>
    </style:style>
    <style:style style:name="gr92" style:family="graphic" style:parent-style-name="standard">
      <style:graphic-properties draw:stroke="none" draw:fill-color="#277bd5" draw:textarea-horizontal-align="justify" draw:textarea-vertical-align="middle" draw:auto-grow-height="false" fo:min-height="1.164cm" fo:min-width="3.248cm"/>
    </style:style>
    <style:style style:name="gr93" style:family="graphic" style:parent-style-name="standard">
      <style:graphic-properties draw:stroke="none" draw:fill-color="#7f7f7f" draw:textarea-horizontal-align="justify" draw:textarea-vertical-align="middle" draw:auto-grow-height="false" fo:min-height="0.168cm" fo:min-width="0.278cm"/>
    </style:style>
    <style:style style:name="gr94" style:family="graphic" style:parent-style-name="standard">
      <style:graphic-properties draw:stroke="dash" draw:stroke-dash="Fine_20_Dotted" svg:stroke-width="0.018cm" draw:marker-start-width="0.227cm" draw:marker-end-width="0.227cm" svg:stroke-opacity="20%" draw:fill="none" draw:opacity="93%" draw:textarea-horizontal-align="justify" draw:textarea-vertical-align="middle" draw:auto-grow-height="false" fo:min-height="7.05cm" fo:min-width="7.3cm" fo:padding-top="0.134cm" fo:padding-bottom="0.134cm" fo:padding-left="0.259cm" fo:padding-right="0.259cm"/>
    </style:style>
    <style:style style:name="gr95" style:family="graphic" style:parent-style-name="standard">
      <style:graphic-properties draw:stroke="none" draw:fill-color="#277bd5" draw:opacity="69%" draw:textarea-horizontal-align="justify" draw:textarea-vertical-align="middle" draw:auto-grow-height="false" fo:min-height="2.197cm" fo:min-width="3.927cm"/>
    </style:style>
    <style:style style:name="gr96" style:family="graphic" style:parent-style-name="standard">
      <style:graphic-properties draw:stroke="none" draw:fill-color="#277bd5" draw:textarea-horizontal-align="justify" draw:textarea-vertical-align="middle" draw:auto-grow-height="false" fo:min-height="0.915cm" fo:min-width="2.587cm"/>
    </style:style>
    <style:style style:name="gr97" style:family="graphic" style:parent-style-name="standard">
      <style:graphic-properties draw:stroke="none" draw:fill-color="#a56da5" draw:textarea-horizontal-align="justify" draw:textarea-vertical-align="middle" draw:auto-grow-height="false" fo:min-height="0.656cm" fo:min-width="1.477cm"/>
    </style:style>
    <style:style style:name="gr98" style:family="graphic" style:parent-style-name="standard">
      <style:graphic-properties draw:stroke="none" draw:fill-color="#a56da5" draw:textarea-horizontal-align="justify" draw:textarea-vertical-align="middle" draw:auto-grow-height="false" fo:min-height="0.656cm" fo:min-width="2.135cm"/>
    </style:style>
    <style:style style:name="gr99" style:family="graphic" style:parent-style-name="standard">
      <style:graphic-properties draw:stroke="none" draw:fill-color="#aa30d4" draw:textarea-horizontal-align="justify" draw:textarea-vertical-align="middle" draw:auto-grow-height="false" fo:min-height="1.068cm" fo:min-width="1.477cm"/>
    </style:style>
    <style:style style:name="gr100" style:family="graphic" style:parent-style-name="standard">
      <style:graphic-properties draw:stroke="none" draw:fill-color="#00e3e3" draw:textarea-horizontal-align="justify" draw:textarea-vertical-align="middle" draw:auto-grow-height="false" fo:min-height="0.161cm" fo:min-width="0cm"/>
    </style:style>
    <style:style style:name="gr101" style:family="graphic" style:parent-style-name="standard">
      <style:graphic-properties draw:stroke="none" draw:fill-color="#939393" draw:textarea-horizontal-align="justify" draw:textarea-vertical-align="middle" draw:auto-grow-height="false" fo:min-height="0cm" fo:min-width="0.241cm"/>
    </style:style>
    <style:style style:name="gr102" style:family="graphic" style:parent-style-name="standard">
      <style:graphic-properties draw:stroke="none" draw:fill-color="#aa30d4" draw:textarea-horizontal-align="justify" draw:textarea-vertical-align="middle" draw:auto-grow-height="false" fo:min-height="1.232cm" fo:min-width="2.135cm"/>
    </style:style>
    <style:style style:name="gr103" style:family="graphic" style:parent-style-name="standard">
      <style:graphic-properties draw:stroke="none" draw:fill="solid" draw:fill-color="#955795" draw:textarea-horizontal-align="justify" draw:textarea-vertical-align="middle" draw:auto-grow-height="false" fo:min-height="0.162cm" fo:min-width="0cm"/>
    </style:style>
    <style:style style:name="gr104" style:family="graphic" style:parent-style-name="standard">
      <style:graphic-properties draw:stroke="none" draw:fill-color="#ca00ca" draw:textarea-horizontal-align="justify" draw:textarea-vertical-align="middle" draw:auto-grow-height="false" fo:min-height="0.903cm" fo:min-width="0cm"/>
    </style:style>
    <style:style style:name="gr105" style:family="graphic" style:parent-style-name="standard">
      <style:graphic-properties draw:stroke="none" draw:fill-color="#ca00ca" draw:textarea-horizontal-align="justify" draw:textarea-vertical-align="middle" draw:auto-grow-height="false" fo:min-height="0.821cm" fo:min-width="0cm"/>
    </style:style>
    <style:style style:name="gr106" style:family="graphic" style:parent-style-name="standard">
      <style:graphic-properties draw:stroke="none" draw:fill-color="#7f7f7f" draw:textarea-horizontal-align="justify" draw:textarea-vertical-align="middle" draw:auto-grow-height="false" fo:min-height="0.392cm" fo:min-width="0.142cm"/>
    </style:style>
    <style:style style:name="gr10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158cm" fo:min-width="0cm"/>
    </style:style>
    <style:style style:name="gr108" style:family="graphic" style:parent-style-name="standard">
      <style:graphic-properties draw:stroke="none" draw:fill-color="#ca00ca" draw:textarea-horizontal-align="justify" draw:textarea-vertical-align="middle" draw:auto-grow-height="false" fo:min-height="0.902cm" fo:min-width="0cm"/>
    </style:style>
    <style:style style:name="gr109" style:family="graphic" style:parent-style-name="standard">
      <style:graphic-properties draw:stroke="none" draw:fill-color="#277bd5" draw:opacity="69%" draw:textarea-horizontal-align="justify" draw:textarea-vertical-align="middle" draw:auto-grow-height="false" fo:min-height="2.296cm" fo:min-width="4.026cm"/>
    </style:style>
    <style:style style:name="gr110" style:family="graphic" style:parent-style-name="standard">
      <style:graphic-properties draw:stroke="none" draw:fill-color="#277bd5" draw:opacity="69%" draw:textarea-horizontal-align="justify" draw:textarea-vertical-align="middle" draw:auto-grow-height="false" fo:min-height="2.555cm" fo:min-width="4.251cm"/>
    </style:style>
    <style:style style:name="gr111" style:family="graphic" style:parent-style-name="standard">
      <style:graphic-properties draw:stroke="none" draw:fill-color="#277bd5" draw:textarea-horizontal-align="justify" draw:textarea-vertical-align="middle" draw:auto-grow-height="false" fo:min-height="0.895cm" fo:min-width="2.534cm"/>
    </style:style>
    <style:style style:name="gr112" style:family="graphic" style:parent-style-name="standard">
      <style:graphic-properties draw:stroke="none" draw:fill="solid" draw:fill-color="#955795" draw:textarea-horizontal-align="justify" draw:textarea-vertical-align="middle" draw:auto-grow-height="false" fo:min-height="0.155cm" fo:min-width="0cm"/>
    </style:style>
    <style:style style:name="gr113" style:family="graphic" style:parent-style-name="standard">
      <style:graphic-properties draw:stroke="none" draw:fill-color="#7f7f7f" draw:textarea-horizontal-align="justify" draw:textarea-vertical-align="middle" draw:auto-grow-height="false" fo:min-height="0.088cm" fo:min-width="0.13cm"/>
    </style:style>
    <style:style style:name="gr114" style:family="graphic" style:parent-style-name="standard">
      <style:graphic-properties draw:stroke="none" draw:fill-color="#ca00ca" draw:textarea-horizontal-align="justify" draw:textarea-vertical-align="middle" draw:auto-grow-height="false" fo:min-height="0.883cm" fo:min-width="0cm"/>
    </style:style>
    <style:style style:name="gr115" style:family="graphic" style:parent-style-name="standard">
      <style:graphic-properties draw:stroke="none" draw:fill-color="#a56da5" draw:textarea-horizontal-align="justify" draw:textarea-vertical-align="middle" draw:auto-grow-height="false" fo:min-height="0.64cm" fo:min-width="1.443cm"/>
    </style:style>
    <style:style style:name="gr116" style:family="graphic" style:parent-style-name="standard">
      <style:graphic-properties draw:stroke="none" draw:fill-color="#a56da5" draw:textarea-horizontal-align="justify" draw:textarea-vertical-align="middle" draw:auto-grow-height="false" fo:min-height="0.64cm" fo:min-width="2.091cm"/>
    </style:style>
    <style:style style:name="gr117" style:family="graphic" style:parent-style-name="standard">
      <style:graphic-properties draw:stroke="none" draw:fill-color="#aa30d4" draw:textarea-horizontal-align="justify" draw:textarea-vertical-align="middle" draw:auto-grow-height="false" fo:min-height="1.046cm" fo:min-width="1.443cm"/>
    </style:style>
    <style:style style:name="gr118" style:family="graphic" style:parent-style-name="standard">
      <style:graphic-properties draw:stroke="none" draw:fill-color="#00e3e3" draw:textarea-horizontal-align="justify" draw:textarea-vertical-align="middle" draw:auto-grow-height="false" fo:min-height="0.155cm" fo:min-width="0cm"/>
    </style:style>
    <style:style style:name="gr119" style:family="graphic" style:parent-style-name="standard">
      <style:graphic-properties draw:stroke="none" draw:fill-color="#939393" draw:textarea-horizontal-align="justify" draw:textarea-vertical-align="middle" draw:auto-grow-height="false" fo:min-height="0cm" fo:min-width="0.229cm"/>
    </style:style>
    <style:style style:name="gr120" style:family="graphic" style:parent-style-name="standard">
      <style:graphic-properties draw:stroke="none" draw:fill-color="#aa30d4" draw:textarea-horizontal-align="justify" draw:textarea-vertical-align="middle" draw:auto-grow-height="false" fo:min-height="0.39cm" fo:min-width="2.09cm"/>
    </style:style>
    <style:style style:name="gr12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151cm" fo:min-width="0cm"/>
    </style:style>
    <style:style style:name="gr122" style:family="graphic" style:parent-style-name="standard">
      <style:graphic-properties draw:stroke="none" draw:fill-color="#ca00ca" draw:textarea-horizontal-align="justify" draw:textarea-vertical-align="middle" draw:auto-grow-height="false" fo:min-height="0.884cm" fo:min-width="0cm"/>
    </style:style>
    <style:style style:name="gr123" style:family="graphic" style:parent-style-name="standard">
      <style:graphic-properties draw:stroke="none" draw:fill-color="#277bd5" draw:opacity="69%" draw:textarea-horizontal-align="justify" draw:textarea-vertical-align="middle" draw:auto-grow-height="false" fo:min-height="1.872cm" fo:min-width="3.178cm"/>
    </style:style>
    <style:style style:name="gr124" style:family="graphic" style:parent-style-name="standard">
      <style:graphic-properties draw:stroke="none" draw:fill-color="#277bd5" draw:textarea-horizontal-align="justify" draw:textarea-vertical-align="middle" draw:auto-grow-height="false" fo:min-height="1.164cm" fo:min-width="2.4cm"/>
    </style:style>
    <style:style style:name="gr125" style:family="graphic" style:parent-style-name="standard">
      <style:graphic-properties draw:stroke="none" draw:fill-color="#aa30d4" draw:textarea-horizontal-align="justify" draw:textarea-vertical-align="middle" draw:auto-grow-height="false" fo:min-height="0.85cm" fo:min-width="1.9cm"/>
    </style:style>
    <style:style style:name="gr126" style:family="graphic" style:parent-style-name="standard">
      <style:graphic-properties draw:stroke="none" draw:fill-color="#277bd5" draw:opacity="69%" draw:textarea-horizontal-align="justify" draw:textarea-vertical-align="middle" draw:auto-grow-height="false" fo:min-height="1.518cm" fo:min-width="2.542cm"/>
    </style:style>
    <style:style style:name="gr127" style:family="graphic" style:parent-style-name="standard">
      <style:graphic-properties draw:stroke="none" draw:fill-color="#277bd5" draw:textarea-horizontal-align="justify" draw:textarea-vertical-align="middle" draw:auto-grow-height="false" fo:min-height="0.812cm" fo:min-width="1.904cm"/>
    </style:style>
    <style:style style:name="gr128" style:family="graphic" style:parent-style-name="standard">
      <style:graphic-properties draw:stroke="none" draw:fill-color="#a56da5" draw:textarea-horizontal-align="justify" draw:textarea-vertical-align="middle" draw:auto-grow-height="false" fo:min-height="0.483cm" fo:min-width="1.2cm"/>
    </style:style>
    <style:style style:name="gr129" style:family="graphic" style:parent-style-name="standard">
      <style:graphic-properties draw:stroke="none" draw:fill-color="#aa30d4" draw:textarea-horizontal-align="justify" draw:textarea-vertical-align="middle" draw:auto-grow-height="false" fo:min-height="0.017cm" fo:min-width="1.2cm"/>
    </style:style>
    <style:style style:name="gr130" style:family="graphic" style:parent-style-name="Object_20_with_20_no_20_fill_20_and_20_no_20_line">
      <style:graphic-properties draw:stroke="none" draw:fill="none" draw:textarea-vertical-align="middle" draw:shadow="visible" draw:shadow-offset-x="0cm" draw:shadow-offset-y="1.411cm" draw:shadow-opacity="38%" draw:color-mode="standard" draw:luminance="0%" draw:contrast="0%" draw:gamma="100%" draw:red="0%" draw:green="0%" draw:blue="0%" fo:clip="rect(1.3cm, 15.82cm, 1.391cm, 0.1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cm, 12.701cm, 1.401cm, 3.219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1cm, 9.42cm, 1.4cm, 6.5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cm, 6.32cm, 1.391cm, 9.6cm)" draw:image-opacity="100%" style:mirror="none"/>
    </style:style>
    <style:style style:name="gr1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1cm, 9.42cm, 1.4cm, 6.5cm)" draw:image-opacity="100%" style:mirror="horizontal"/>
    </style:style>
    <style:style style:name="gr1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cm, 12.701cm, 1.401cm, 3.219cm)" draw:image-opacity="100%" style:mirror="horizontal"/>
    </style:style>
    <style:style style:name="gr1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9cm, 15.82cm, 1.392cm, 0.1cm)" draw:image-opacity="100%" style:mirror="none"/>
    </style:style>
    <style:style style:name="gr13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138" style:family="graphic" style:parent-style-name="standard">
      <style:graphic-properties draw:stroke="none" draw:fill="none" draw:fill-color="#e3e300" draw:textarea-horizontal-align="justify" draw:textarea-vertical-align="middle" draw:auto-grow-height="false" fo:min-height="1.872cm" fo:min-width="1.764cm" draw:shadow="hidden" draw:shadow-offset-x="-1.411cm" draw:shadow-offset-y="1.411cm"/>
    </style:style>
    <style:style style:name="gr139" style:family="graphic" style:parent-style-name="standard">
      <style:graphic-properties draw:stroke="none" draw:fill-color="#000000" draw:opacity="61%" draw:textarea-horizontal-align="justify" draw:textarea-vertical-align="middle" draw:auto-grow-height="false" fo:min-height="0.388cm" fo:min-width="1.552cm" draw:shadow="hidden" draw:shadow-offset-x="-1.411cm" draw:shadow-offset-y="1.411cm"/>
    </style:style>
    <style:style style:name="gr140" style:family="graphic" style:parent-style-name="standard">
      <style:graphic-properties draw:stroke="none" draw:fill-color="#e3e300" draw:textarea-horizontal-align="justify" draw:textarea-vertical-align="middle" draw:auto-grow-height="false" fo:min-height="1.5cm" fo:min-width="1.364cm" draw:shadow="hidden" draw:shadow-offset-x="-1.411cm" draw:shadow-offset-y="1.411cm"/>
    </style:style>
    <style:style style:name="gr141" style:family="graphic" style:parent-style-name="standard">
      <style:graphic-properties draw:stroke="none" draw:fill-color="#000000" draw:opacity="31%" draw:textarea-vertical-align="middle" draw:auto-grow-height="false" fo:min-height="0.194cm" fo:min-width="0.936cm"/>
    </style:style>
    <style:style style:name="gr142" style:family="graphic" style:parent-style-name="standard">
      <style:graphic-properties draw:stroke="none" draw:fill-color="#ffff00" draw:textarea-vertical-align="middle" draw:auto-grow-height="false" fo:min-height="0.951cm" fo:min-width="0.784cm"/>
    </style:style>
    <style:style style:name="gr143" style:family="graphic" style:parent-style-name="standard">
      <style:graphic-properties draw:stroke="none" draw:fill-color="#763b00" draw:textarea-horizontal-align="justify" draw:textarea-vertical-align="middle" draw:auto-grow-height="false" fo:min-height="2.791cm" fo:min-width="2.966cm"/>
    </style:style>
    <style:style style:name="gr144" style:family="graphic" style:parent-style-name="standard">
      <style:graphic-properties draw:stroke="none" draw:fill-color="#fffffe" draw:textarea-horizontal-align="justify" draw:textarea-vertical-align="middle" draw:auto-grow-height="false" fo:min-height="2.373cm" fo:min-width="2.966cm"/>
    </style:style>
    <style:style style:name="gr145" style:family="graphic" style:parent-style-name="standard">
      <style:graphic-properties draw:stroke="none" draw:fill-color="#1f96da" draw:textarea-horizontal-align="justify" draw:textarea-vertical-align="middle" draw:auto-grow-height="false" fo:min-height="2.368cm" fo:min-width="2.9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b4b4" draw:opacity="0%"/>
      <style:paragraph-properties fo:text-align="center"/>
    </style:style>
    <style:style style:name="P3" style:family="paragraph">
      <loext:graphic-properties draw:fill="solid" draw:fill-color="#00b4b4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4dbb4d"/>
      <style:paragraph-properties fo:text-align="center"/>
    </style:style>
    <style:style style:name="P6" style:family="paragraph">
      <loext:graphic-properties draw:fill-color="#4e2700"/>
      <style:paragraph-properties fo:text-align="center"/>
    </style:style>
    <style:style style:name="P7" style:family="paragraph">
      <loext:graphic-properties draw:fill-color="#fffffe"/>
      <style:paragraph-properties fo:text-align="center"/>
    </style:style>
    <style:style style:name="P8" style:family="paragraph">
      <loext:graphic-properties draw:fill="solid" draw:fill-color="#000000" draw:opacity="29%"/>
      <style:paragraph-properties fo:text-align="center"/>
    </style:style>
    <style:style style:name="P9" style:family="paragraph">
      <loext:graphic-properties draw:fill-color="#a56da5"/>
      <style:paragraph-properties fo:text-align="center"/>
    </style:style>
    <style:style style:name="P10" style:family="paragraph">
      <loext:graphic-properties draw:fill-color="#aa30d4"/>
      <style:paragraph-properties fo:text-align="center"/>
    </style:style>
    <style:style style:name="P11" style:family="paragraph">
      <loext:graphic-properties draw:fill-color="#00e3e3"/>
      <style:paragraph-properties fo:text-align="center"/>
    </style:style>
    <style:style style:name="P12" style:family="paragraph">
      <loext:graphic-properties draw:fill-color="#939393"/>
      <style:paragraph-properties fo:text-align="center"/>
    </style:style>
    <style:style style:name="P13" style:family="paragraph">
      <loext:graphic-properties draw:fill-color="#ca00ca"/>
      <style:paragraph-properties fo:text-align="center"/>
    </style:style>
    <style:style style:name="P14" style:family="paragraph">
      <loext:graphic-properties draw:fill="solid" draw:fill-color="#955795"/>
      <style:paragraph-properties fo:text-align="center"/>
    </style:style>
    <style:style style:name="P15" style:family="paragraph">
      <loext:graphic-properties draw:fill="solid" draw:fill-color="#fe7f00"/>
      <style:paragraph-properties fo:text-align="center"/>
    </style:style>
    <style:style style:name="P16" style:family="paragraph">
      <loext:graphic-properties draw:fill="solid" draw:fill-color="#ff0000"/>
      <style:paragraph-properties fo:text-align="center"/>
    </style:style>
    <style:style style:name="P17" style:family="paragraph">
      <loext:graphic-properties draw:fill-color="#00ff00"/>
      <style:paragraph-properties fo:text-align="center"/>
    </style:style>
    <style:style style:name="P18" style:family="paragraph">
      <loext:graphic-properties draw:fill-color="#277bd5"/>
      <style:paragraph-properties fo:text-align="center"/>
    </style:style>
    <style:style style:name="P19" style:family="paragraph">
      <loext:graphic-properties draw:fill-color="#001f1f"/>
      <style:paragraph-properties fo:text-align="center"/>
    </style:style>
    <style:style style:name="P20" style:family="paragraph">
      <loext:graphic-properties draw:fill="solid" draw:fill-color="#001f1f"/>
      <style:paragraph-properties fo:text-align="center"/>
    </style:style>
    <style:style style:name="P21" style:family="paragraph">
      <loext:graphic-properties draw:fill="solid" draw:fill-color="#fffffe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solid" draw:fill-color="#e47200"/>
      <style:paragraph-properties fo:text-align="center"/>
      <style:text-properties style:font-name="Source Sans Pro Black" fo:font-size="36pt" style:font-size-asian="36pt" style:font-size-complex="36pt"/>
    </style:style>
    <style:style style:name="P25" style:family="paragraph">
      <loext:graphic-properties draw:fill-color="#e47200"/>
      <style:paragraph-properties fo:text-align="center"/>
    </style:style>
    <style:style style:name="P26" style:family="paragraph">
      <loext:graphic-properties draw:fill="solid" draw:fill-color="#001f1f" draw:opacity="0%"/>
      <style:paragraph-properties fo:text-align="center"/>
    </style:style>
    <style:style style:name="P27" style:family="paragraph">
      <loext:graphic-properties draw:fill-color="#ccff66"/>
      <style:paragraph-properties fo:text-align="center"/>
    </style:style>
    <style:style style:name="P28" style:family="paragraph">
      <loext:graphic-properties draw:fill-color="#7f7f7f"/>
      <style:paragraph-properties fo:text-align="center"/>
    </style:style>
    <style:style style:name="P29" style:family="paragraph">
      <loext:graphic-properties draw:fill="solid" draw:fill-color="#580000"/>
      <style:paragraph-properties fo:text-align="center"/>
    </style:style>
    <style:style style:name="P30" style:family="paragraph">
      <loext:graphic-properties draw:fill="solid" draw:fill-color="#dc0000"/>
      <style:paragraph-properties fo:text-align="center"/>
    </style:style>
    <style:style style:name="P31" style:family="paragraph">
      <loext:graphic-properties draw:fill-color="#580000"/>
      <style:paragraph-properties fo:text-align="center"/>
    </style:style>
    <style:style style:name="P32" style:family="paragraph">
      <loext:graphic-properties draw:fill-color="#ff0000"/>
      <style:paragraph-properties fo:text-align="center"/>
    </style:style>
    <style:style style:name="P33" style:family="paragraph">
      <loext:graphic-properties draw:fill="none" draw:opacity="12%"/>
      <style:paragraph-properties fo:text-align="center"/>
    </style:style>
    <style:style style:name="P34" style:family="paragraph">
      <loext:graphic-properties draw:fill-color="#277bd5" draw:opacity="69%"/>
      <style:paragraph-properties fo:text-align="center"/>
    </style:style>
    <style:style style:name="P35" style:family="paragraph">
      <loext:graphic-properties draw:fill="none" draw:opacity="93%"/>
      <style:paragraph-properties fo:text-align="center"/>
    </style:style>
    <style:style style:name="P36" style:family="paragraph">
      <loext:graphic-properties draw:fill="none" draw:fill-color="#e3e300"/>
      <style:paragraph-properties fo:text-align="center"/>
    </style:style>
    <style:style style:name="P37" style:family="paragraph">
      <loext:graphic-properties draw:fill-color="#000000" draw:opacity="61%"/>
      <style:paragraph-properties fo:text-align="center"/>
    </style:style>
    <style:style style:name="P38" style:family="paragraph">
      <loext:graphic-properties draw:fill-color="#e3e300"/>
      <style:paragraph-properties fo:text-align="center"/>
    </style:style>
    <style:style style:name="P39" style:family="paragraph">
      <loext:graphic-properties draw:fill-color="#000000" draw:opacity="31%"/>
      <style:paragraph-properties fo:text-align="center"/>
    </style:style>
    <style:style style:name="P40" style:family="paragraph">
      <loext:graphic-properties draw:fill-color="#ffff00"/>
      <style:paragraph-properties fo:text-align="center"/>
    </style:style>
    <style:style style:name="P41" style:family="paragraph">
      <loext:graphic-properties draw:fill-color="#763b00"/>
      <style:paragraph-properties fo:text-align="center"/>
    </style:style>
    <style:style style:name="P42" style:family="paragraph">
      <loext:graphic-properties draw:fill-color="#1f96da"/>
      <style:paragraph-properties fo:text-align="center"/>
    </style:style>
    <style:style style:name="T1" style:family="text">
      <style:text-properties style:font-name="Source Sans Pro Black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5.3cm" svg:x="2.1cm" svg:y="23.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5.6cm" svg:height="5.5cm" draw:transform="rotate (1.5707963267949) translate (9.6cm 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8cm" svg:height="4.1cm" draw:transform="rotate (1.5707963267949) translate (10.2cm 23.3cm)">
            <text:p/>
            <draw:enhanced-geometry draw:mirror-horizontal="false" draw:mirror-vertical="false" draw:text-areas="4000 ?f1 ?f5 ?f2" draw:glue-points="0 10800 21600 10800 ?f0 0 ?f0 21600" draw:type="mso-spt100" draw:modifiers="9279.87371744278 4829.84637893197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custom-shape draw:style-name="gr4" draw:text-style-name="P4" draw:layer="layout" svg:width="5.6cm" svg:height="5.5cm" svg:x="8.7cm" svg:y="2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8.999cm" svg:height="14.248cm" svg:x="1.8cm" svg:y="-3.948cm">
          <draw:image xlink:href="Pictures/2000000C000052D000003E1C4AB7A18B5797B2DD.svm" xlink:type="simple" xlink:show="embed" xlink:actuate="onLoad">
            <text:p/>
          </draw:image>
        </draw:frame>
        <draw:g>
          <draw:custom-shape draw:style-name="gr6" draw:text-style-name="P5" draw:layer="layout" svg:width="5.6cm" svg:height="5.6cm" svg:x="1.9cm" svg:y="1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cm" svg:height="0.4cm" svg:x="1.9cm" svg:y="22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1cm" svg:x="1.9cm" svg:y="23.1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1" draw:layer="layout" svg:width="8.277cm" svg:height="8.828cm" svg:x="10.1cm" svg:y="6.972cm">
          <draw:image xlink:href="Pictures/10000000000000690000007036BD74048A2A41FC.png" xlink:type="simple" xlink:show="embed" xlink:actuate="onLoad">
            <text:p/>
          </draw:image>
        </draw:frame>
        <draw:g>
          <draw:g>
            <draw:custom-shape draw:style-name="gr9" draw:text-style-name="P8" draw:layer="layout" svg:width="3.3cm" svg:height="1.134cm" svg:x="2.5cm" svg:y="19.566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10" draw:text-style-name="P9" draw:layer="layout" svg:width="2.4cm" svg:height="1.134cm" svg:x="3cm" svg:y="1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1" draw:text-style-name="P9" draw:layer="layout" svg:width="3.2cm" svg:height="1.133cm" svg:x="2.6cm" svg:y="16.06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2" draw:text-style-name="P10" draw:layer="layout" svg:width="2.4cm" svg:height="1.649cm" svg:x="3cm" svg:y="15.13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1" draw:layer="layout" svg:width="0.5cm" svg:height="0.516cm" svg:x="3cm" svg:y="15.64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1" draw:layer="layout" svg:width="0.5cm" svg:height="0.516cm" svg:x="4.9cm" svg:y="15.64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4" draw:text-style-name="P12" draw:layer="layout" svg:width="0.9cm" svg:height="0.206cm" svg:x="3.8cm" svg:y="16.26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15" draw:text-style-name="P10" draw:layer="layout" svg:width="3.2cm" svg:height="1.856cm" svg:x="2.6cm" svg:y="17.19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16" draw:text-style-name="P13" draw:layer="layout" svg:width="0.5cm" svg:height="1.443cm" svg:x="2.1cm" svg:y="16.886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4" draw:layer="layout" svg:width="0.5cm" svg:height="0.515cm" svg:x="2.1cm" svg:y="16.4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3" draw:layer="layout" svg:width="0.5cm" svg:height="1.443cm" svg:x="5.8cm" svg:y="16.886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4" draw:layer="layout" svg:width="0.5cm" svg:height="0.515cm" svg:x="5.8cm" svg:y="16.47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8" draw:text-style-name="P13" draw:layer="layout" svg:width="0.5cm" svg:height="1.34cm" svg:x="3.2cm" svg:y="19.05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5cm" svg:height="1.34cm" svg:x="4.5cm" svg:y="19.0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5.6cm" svg:height="5.6cm" svg:x="12.7cm" svg:y="14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cm" svg:height="0.4cm" svg:x="12.7cm" svg:y="20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1cm" svg:x="12.7cm" svg:y="20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3.3cm" svg:height="1.1cm" svg:x="13.865cm" svg:y="18.6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2.4cm" svg:height="1.1cm" svg:x="14.365cm" svg:y="13.27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.2cm" svg:height="1.1cm" svg:x="13.965cm" svg:y="15.27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2.4cm" svg:height="1.6cm" svg:x="14.365cm" svg:y="14.3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2cm" svg:height="1.8cm" svg:x="13.965cm" svg:y="16.37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13.465cm" svg:y="16.07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13.465cm" svg:y="15.67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17.165cm" svg:y="16.07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17.165cm" svg:y="15.67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14.565cm" svg:y="18.17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15.865cm" svg:y="18.1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5.6cm" svg:height="5.6cm" svg:x="15cm" svg:y="19.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cm" svg:height="0.4cm" svg:x="15cm" svg:y="24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1cm" svg:x="15cm" svg:y="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8" draw:layer="layout" svg:width="1.8cm" svg:height="1.6cm" svg:x="10.1cm" svg:y="20.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9" draw:layer="layout" svg:width="1.336cm" svg:height="0.856cm" svg:x="10.3cm" svg:y="15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9" draw:layer="layout" svg:width="2cm" svg:height="1.1cm" svg:x="10cm" svg:y="1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1.336cm" svg:height="1.244cm" svg:x="10.3cm" svg:y="16.4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0.369cm" svg:height="0.5cm" svg:x="11.367cm" svg:y="16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0" draw:layer="layout" svg:width="2cm" svg:height="1.8cm" svg:x="10cm" svg:y="18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369cm" svg:height="1.4cm" svg:x="10.8cm" svg:y="18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369cm" svg:height="0.5cm" svg:x="10.8cm" svg:y="18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369cm" svg:height="1.3cm" svg:x="10.212cm" svg:y="19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369cm" svg:height="1.3cm" svg:x="11.171cm" svg:y="19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5.6cm" svg:height="5.6cm" svg:x="15.5cm" svg:y="22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cm" svg:height="0.4cm" svg:x="15.5cm" svg:y="28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1cm" svg:x="15.5cm" svg:y="28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8" draw:layer="layout" svg:width="1.8cm" svg:height="1.6cm" svg:x="16.6cm" svg:y="2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8" draw:text-style-name="P9" draw:layer="layout" svg:width="1.336cm" svg:height="0.856cm" svg:x="16.864cm" svg:y="21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9" draw:layer="layout" svg:width="2cm" svg:height="1.1cm" svg:x="16.5cm" svg:y="22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0" draw:layer="layout" svg:width="1.336cm" svg:height="1.244cm" svg:x="16.864cm" svg:y="22.25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1" draw:text-style-name="P11" draw:layer="layout" svg:width="0.369cm" svg:height="0.5cm" svg:x="16.755cm" svg:y="22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2" draw:text-style-name="P10" draw:layer="layout" svg:width="2cm" svg:height="1.8cm" svg:x="16.5cm" svg:y="23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13" draw:layer="layout" svg:width="0.369cm" svg:height="1.4cm" svg:x="17.322cm" svg:y="2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5" draw:text-style-name="P14" draw:layer="layout" svg:width="0.369cm" svg:height="0.5cm" svg:x="17.322cm" svg:y="23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3" draw:layer="layout" svg:width="0.369cm" svg:height="1.3cm" svg:x="17.91cm" svg:y="2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3" draw:layer="layout" svg:width="0.369cm" svg:height="1.3cm" svg:x="16.951cm" svg:y="2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3" draw:text-style-name="P15" draw:layer="layout" svg:width="4.2cm" svg:height="4.3cm" svg:x="5.8cm" svg:y="19.4cm">
          <text:p/>
          <draw:enhanced-geometry svg:viewBox="0 0 21600 21600" draw:mirror-horizontal="false" draw:text-areas="0 0 21600 21600" draw:type="circular-arrow" draw:modifiers="88.866105874057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16" draw:layer="layout" svg:width="4.194cm" svg:height="4.149cm" draw:transform="rotate (0.785398163397448) translate (11.4cm 26.76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19.5180722891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4.5cm" svg:height="3.88cm" draw:transform="rotate (-1.5706217938697) translate (6.893cm 24.0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0.5cm" svg:height="0.8cm" svg:x="8.3cm" svg:y="16.7cm">
          <text:p/>
          <draw:enhanced-geometry svg:viewBox="0 0 21600 21600" draw:type="rectangle" draw:enhanced-path="M 0 0 L 21600 0 21600 21600 0 21600 0 0 Z N"/>
        </draw:custom-shape>
        <draw:g>
          <draw:custom-shape draw:style-name="gr37" draw:text-style-name="P19" draw:layer="layout" svg:width="1.1cm" svg:height="0.2cm" svg:x="3.7cm" svg:y="1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8" draw:text-style-name="P20" draw:layer="layout" svg:width="4.2cm" svg:height="4.3cm" svg:x="3.7cm" svg:y="8.5cm">
              <text:p/>
              <draw:enhanced-geometry svg:viewBox="0 0 21600 21600" draw:mirror-horizontal="false" draw:text-areas="0 0 21600 21600" draw:type="circular-arrow" draw:modifiers="-179.581558812615 0.756599981091997 5134.3681446019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39" draw:text-style-name="P19" draw:layer="layout" svg:width="1.1cm" svg:height="1.8cm" svg:x="3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9" draw:layer="layout" svg:width="1.1cm" svg:height="0.2cm" svg:x="3.7cm" svg:y="13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>
          <draw:custom-shape draw:style-name="gr6" draw:text-style-name="P5" draw:layer="layout" svg:width="5.6cm" svg:height="5.6cm" svg:x="7.2cm" svg:y="19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cm" svg:height="0.4cm" svg:x="7.2cm" svg:y="2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1cm" svg:x="7.2cm" svg:y="25.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0" draw:text-style-name="P21" draw:layer="layout" svg:width="0.8cm" svg:height="0.8cm" svg:x="-1.1cm" svg:y="2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-0.3cm" svg:y="2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1" draw:layer="layout" svg:width="0.8cm" svg:height="0.8cm" svg:x="0.5cm" svg:y="2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1.3cm" svg:y="2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1" draw:layer="layout" svg:width="0.8cm" svg:height="0.8cm" svg:x="2.1cm" svg:y="2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2.9cm" svg:y="2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0" draw:text-style-name="P21" draw:layer="layout" svg:width="0.8cm" svg:height="0.8cm" svg:x="2.9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8cm" svg:height="0.8cm" svg:x="-1.1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8cm" svg:height="0.8cm" svg:x="-0.3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8cm" svg:height="0.8cm" svg:x="0.5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8cm" svg:height="0.8cm" svg:x="1.3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8cm" svg:height="0.8cm" svg:x="2.1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21" draw:layer="layout" svg:width="0.8cm" svg:height="0.8cm" svg:x="-1.1cm" svg:y="26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-0.3cm" svg:y="26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1" draw:layer="layout" svg:width="0.8cm" svg:height="0.8cm" svg:x="0.5cm" svg:y="26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1.3cm" svg:y="26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1" draw:layer="layout" svg:width="0.8cm" svg:height="0.8cm" svg:x="2.1cm" svg:y="26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2.9cm" svg:y="26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0" draw:text-style-name="P21" draw:layer="layout" svg:width="0.8cm" svg:height="0.8cm" svg:x="2.9cm" svg:y="2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8cm" svg:height="0.8cm" svg:x="-1.1cm" svg:y="2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8cm" svg:height="0.8cm" svg:x="-0.3cm" svg:y="2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8cm" svg:height="0.8cm" svg:x="0.5cm" svg:y="2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8cm" svg:height="0.8cm" svg:x="1.3cm" svg:y="2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8cm" svg:height="0.8cm" svg:x="2.1cm" svg:y="2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21" draw:layer="layout" svg:width="0.8cm" svg:height="0.8cm" svg:x="-1.1cm" svg:y="28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-0.3cm" svg:y="28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1" draw:layer="layout" svg:width="0.8cm" svg:height="0.8cm" svg:x="0.5cm" svg:y="28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1.3cm" svg:y="28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1" draw:layer="layout" svg:width="0.8cm" svg:height="0.8cm" svg:x="2.1cm" svg:y="28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2" draw:layer="layout" svg:width="0.8cm" svg:height="0.8cm" svg:x="2.9cm" svg:y="28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2" draw:text-style-name="P23" draw:layer="layout" svg:width="0.4cm" svg:height="0.6cm" svg:x="3.2cm" svg:y="1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3.2cm" svg:y="15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3.2cm" svg:y="16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3.2cm" svg:y="16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3" draw:layer="layout" svg:width="0.4cm" svg:height="0.6cm" svg:x="4.5cm" svg:y="1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4.5cm" svg:y="15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4.5cm" svg:y="16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4.5cm" svg:y="16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3" draw:layer="layout" svg:width="0.4cm" svg:height="0.6cm" svg:x="5.4cm" svg:y="1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5.4cm" svg:y="15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5.4cm" svg:y="16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5.4cm" svg:y="16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3" draw:layer="layout" svg:width="0.4cm" svg:height="0.6cm" draw:transform="rotate (0.610865238198015) translate (7.1cm 15.334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draw:transform="rotate (0.610865238198015) translate (7.445cm 15.827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draw:transform="rotate (0.610865238198015) translate (7.789cm 16.319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draw:transform="rotate (0.610865238198015) translate (8.133cm 16.80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3" draw:layer="layout" svg:width="0.4cm" svg:height="0.6cm" svg:x="9.5cm" svg:y="15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9.5cm" svg:y="15.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9.5cm" svg:y="16.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4cm" svg:height="0.6cm" svg:x="9.5cm" svg:y="16.9cm">
            <text:p/>
            <draw:enhanced-geometry svg:viewBox="0 0 21600 21600" draw:type="rectangle" draw:enhanced-path="M 0 0 L 21600 0 21600 21600 0 21600 0 0 Z N"/>
          </draw:custom-shape>
        </draw:g>
        <draw:custom-shape draw:style-name="gr42" draw:text-style-name="P23" draw:layer="layout" svg:width="0.4cm" svg:height="0.6cm" svg:x="3.6cm" svg:y="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0.6cm" svg:x="3.9cm" svg:y="15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0.6cm" svg:x="4cm" svg:y="16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0.6cm" svg:x="4.3cm" svg:y="16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0.6cm" draw:transform="rotate (1.5709708597201) translate (5.8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4cm" svg:height="0.6cm" draw:transform="rotate (1.5709708597201) translate (6.2cm 15.4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0.6cm" draw:transform="rotate (1.5709708597201) translate (5.7cm 1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4cm" svg:height="0.6cm" draw:transform="rotate (1.5709708597201) translate (6.1cm 16.4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0.6cm" draw:transform="rotate (1.5709708597201) translate (5.8cm 1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4cm" svg:height="0.6cm" draw:transform="rotate (1.5709708597201) translate (6.2cm 17.4cm)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23" draw:layer="layout" svg:width="0.422cm" svg:height="0.634cm" draw:transform="skewX (0.00157079632679497) rotate (0.610865238198015) translate (8.188cm 15.31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23" draw:layer="layout" svg:width="0.424cm" svg:height="0.634cm" draw:transform="rotate (0.610865238198015) translate (7.82cm 15.83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4" draw:text-style-name="P23" draw:layer="layout" svg:width="0.422cm" svg:height="0.633cm" draw:transform="rotate (0.610865238198015) translate (7.456cm 16.35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23" draw:layer="layout" svg:width="0.424cm" svg:height="0.634cm" draw:transform="rotate (0.610865238198015) translate (7.093cm 16.876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45" draw:text-style-name="P24" draw:layer="layout" svg:width="6.9cm" svg:height="2.4cm" svg:x="4.399cm" svg:y="10.1cm">
            <text:p text:style-name="P4"><text:span text:style-name="T1">NEXT LEVEL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5" draw:layer="layout" svg:width="3.9cm" svg:height="1.4cm" draw:transform="rotate (-1.5706217938697) translate (12.599cm 9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7" draw:text-style-name="P26" draw:layer="layout" svg:width="5.6cm" svg:height="5.5cm" draw:transform="rotate (1.5707963267949) translate (11.7cm 1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0" draw:layer="layout" svg:width="3.8cm" svg:height="4.1cm" draw:transform="rotate (1.5707963267949) translate (12.3cm 18.1cm)">
            <text:p/>
            <draw:enhanced-geometry draw:mirror-horizontal="false" draw:mirror-vertical="false" draw:text-areas="4000 ?f1 ?f5 ?f2" draw:glue-points="0 10800 21600 10800 ?f0 0 ?f0 21600" draw:type="mso-spt100" draw:modifiers="9279.87371744278 4829.84637893197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37" draw:text-style-name="P19" draw:layer="layout" svg:width="1.1cm" svg:height="0.2cm" svg:x="13.1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8" draw:text-style-name="P20" draw:layer="layout" svg:width="4.2cm" svg:height="4.3cm" svg:x="13.1cm" svg:y="12cm">
              <text:p/>
              <draw:enhanced-geometry svg:viewBox="0 0 21600 21600" draw:mirror-horizontal="false" draw:text-areas="0 0 21600 21600" draw:type="circular-arrow" draw:modifiers="-179.581558812615 0.756599981091997 5134.3681446019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39" draw:text-style-name="P19" draw:layer="layout" svg:width="1.1cm" svg:height="1.8cm" svg:x="13.1cm" svg:y="14.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9" draw:layer="layout" svg:width="1.1cm" svg:height="0.2cm" svg:x="13.1cm" svg:y="16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7" draw:text-style-name="P26" draw:layer="layout" svg:width="5.6cm" svg:height="5.5cm" draw:transform="rotate (1.5707963267949) translate (15.5cm 15.9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8" draw:text-style-name="P20" draw:layer="layout" svg:width="3.8cm" svg:height="4.1cm" draw:transform="rotate (1.5707963267949) translate (16.1cm 14.8cm)">
            <text:p/>
            <draw:enhanced-geometry draw:mirror-horizontal="false" draw:mirror-vertical="true" draw:text-areas="4000 ?f1 ?f5 ?f2" draw:glue-points="0 10800 21600 10800 ?f0 0 ?f0 21600" draw:type="mso-spt100" draw:modifiers="9279.87371744278 4829.84637893197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47" draw:text-style-name="P26" draw:layer="layout" svg:width="5.6cm" svg:height="5.5cm" draw:transform="rotate (-3.14159265358979) translate (24.2cm 16.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9" draw:text-style-name="P20" draw:layer="layout" svg:width="3.8cm" svg:height="4.1cm" draw:transform="rotate (-3.14159265358979) translate (23.1cm 15.9cm)">
            <text:p/>
            <draw:enhanced-geometry draw:mirror-horizontal="true" draw:mirror-vertical="true" draw:text-areas="4000 ?f1 ?f5 ?f2" draw:glue-points="0 10800 21600 10800 ?f0 0 ?f0 21600" draw:type="mso-spt100" draw:modifiers="9279.87371744278 4829.84637893197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47" draw:text-style-name="P26" draw:layer="layout" svg:width="5.6cm" svg:height="5.5cm" draw:transform="rotate (-3.14159265358979) translate (22cm 20.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9" draw:text-style-name="P20" draw:layer="layout" svg:width="3.8cm" svg:height="4.1cm" draw:transform="rotate (-3.14159265358979) translate (21.3cm 19.3cm)">
            <text:p/>
            <draw:enhanced-geometry draw:mirror-horizontal="false" draw:mirror-vertical="true" draw:text-areas="4000 ?f1 ?f5 ?f2" draw:glue-points="0 10800 21600 10800 ?f0 0 ?f0 21600" draw:type="mso-spt100" draw:modifiers="9279.87371744278 4829.84637893197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frame draw:style-name="gr50" draw:text-style-name="P1" draw:layer="layout" svg:width="5.599cm" svg:height="5.499cm" draw:transform="rotate (-3.14159265358979) translate (22.499cm 25.4cm)">
          <draw:image xlink:href="Pictures/10000201000000D0000000D4BEDDED0929CFE262.png" xlink:type="simple" xlink:show="embed" xlink:actuate="onLoad">
            <text:p/>
          </draw:image>
        </draw:frame>
        <draw:frame draw:style-name="gr5" draw:text-style-name="P1" draw:layer="layout" svg:width="5.607cm" svg:height="5.501cm" svg:x="-0.107cm" svg:y="18.9cm">
          <draw:image xlink:href="Pictures/10000201000000D4000000D036576C9A1981C718.png" xlink:type="simple" xlink:show="embed" xlink:actuate="onLoad">
            <text:p/>
          </draw:image>
        </draw:frame>
        <draw:frame draw:style-name="gr51" draw:text-style-name="P1" draw:layer="layout" svg:width="5.599cm" svg:height="5.499cm" svg:x="12.9cm" svg:y="20.401cm">
          <draw:image xlink:href="Pictures/10000201000000D4000000D0467798E6E53115B8.png" xlink:type="simple" xlink:show="embed" xlink:actuate="onLoad">
            <text:p/>
          </draw:image>
        </draw:frame>
        <draw:frame draw:style-name="gr52" draw:text-style-name="P1" draw:layer="layout" svg:width="5.599cm" svg:height="5.499cm" svg:x="16.9cm" svg:y="23.6cm">
          <draw:image xlink:href="Pictures/10000201000000B3000000B2149F75BB39CB2AD6.png" xlink:type="simple" xlink:show="embed" xlink:actuate="onLoad">
            <text:p/>
          </draw:image>
        </draw:frame>
        <draw:frame draw:style-name="gr5" draw:text-style-name="P1" draw:layer="layout" svg:width="5.501cm" svg:height="5.607cm" svg:x="0.199cm" svg:y="22.193cm">
          <draw:image xlink:href="Pictures/10000201000000D0000000D4BF9F443D1BFE0948.png" xlink:type="simple" xlink:show="embed" xlink:actuate="onLoad">
            <text:p/>
          </draw:image>
        </draw:frame>
        <draw:custom-shape draw:style-name="gr53" draw:text-style-name="P27" draw:layer="layout" svg:width="4.6cm" svg:height="4cm" svg:x="16.5cm" svg:y="16.7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" draw:layer="layout" svg:width="5.599cm" svg:height="5.899cm" svg:x="6.4cm" svg:y="19.701cm">
          <draw:image xlink:href="Pictures/10000201000000AE00000097EBBDDECB55CD5807.png" xlink:type="simple" xlink:show="embed" xlink:actuate="onLoad">
            <text:p/>
          </draw:image>
        </draw:frame>
      </draw:page>
      <draw:page draw:name="page3" draw:style-name="dp1" draw:master-page-name="Default">
        <draw:g>
          <draw:custom-shape draw:style-name="gr19" draw:text-style-name="P8" draw:layer="layout" svg:width="3.3cm" svg:height="1.1cm" svg:x="1.8cm" svg:y="6.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9" draw:layer="layout" svg:width="2.4cm" svg:height="1.1cm" svg:x="2.3cm" svg:y="1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9" draw:layer="layout" svg:width="3.2cm" svg:height="1.1cm" svg:x="1.9cm" svg:y="3.3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0" draw:layer="layout" svg:width="2.4cm" svg:height="1.6cm" svg:x="2.3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1" draw:layer="layout" svg:width="0.5cm" svg:height="0.5cm" svg:x="2.3cm" svg:y="2.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1" draw:layer="layout" svg:width="0.5cm" svg:height="0.5cm" svg:x="4.2cm" svg:y="2.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9cm" svg:height="0.2cm" svg:x="3.1cm" svg:y="3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0" draw:layer="layout" svg:width="3.2cm" svg:height="1.8cm" svg:x="1.9cm" svg:y="4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1.4cm" svg:y="4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1.4cm" svg:y="3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5.1cm" svg:y="4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5.1cm" svg:y="3.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2.5cm" svg:y="6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3.8cm" svg:y="6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1.1cm" svg:height="1.1cm" svg:x="2.9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6" draw:layer="layout" svg:width="0.7cm" svg:height="0.7cm" svg:x="3.1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8" draw:layer="layout" svg:width="3.3cm" svg:height="1.1cm" svg:x="6.4cm" svg:y="6.7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20" draw:text-style-name="P9" draw:layer="layout" svg:width="2.4cm" svg:height="1.1cm" svg:x="6.9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9" draw:layer="layout" svg:width="3.2cm" svg:height="1.1cm" svg:x="6.5cm" svg:y="3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2" draw:text-style-name="P10" draw:layer="layout" svg:width="2.4cm" svg:height="1.6cm" svg:x="6.9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1" draw:text-style-name="P11" draw:layer="layout" svg:width="0.5cm" svg:height="0.5cm" svg:x="6.9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1" draw:text-style-name="P11" draw:layer="layout" svg:width="0.5cm" svg:height="0.5cm" svg:x="8.8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12" draw:layer="layout" svg:width="0.9cm" svg:height="0.2cm" svg:x="7.7cm" svg:y="3.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23" draw:text-style-name="P10" draw:layer="layout" svg:width="3.2cm" svg:height="1.8cm" svg:x="6.5cm" svg:y="4.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7" draw:text-style-name="P13" draw:layer="layout" svg:width="0.4cm" svg:height="1.2cm" svg:x="6.1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4" draw:layer="layout" svg:width="0.5cm" svg:height="0.5cm" svg:x="6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13" draw:layer="layout" svg:width="0.5cm" svg:height="1.8cm" svg:x="9.7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4" draw:layer="layout" svg:width="0.5cm" svg:height="0.5cm" svg:x="9.7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3" draw:layer="layout" svg:width="0.8cm" svg:height="1.5cm" svg:x="7.1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13" draw:layer="layout" svg:width="0.4cm" svg:height="1cm" svg:x="8.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28" draw:layer="layout" svg:width="1.1cm" svg:height="1.1cm" svg:x="7.526cm" svg:y="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29" draw:layer="layout" svg:width="0.7cm" svg:height="0.7cm" svg:x="7.726cm" svg:y="4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3" draw:text-style-name="P10" draw:layer="layout" svg:width="3.2cm" svg:height="1.8cm" svg:x="6.5cm" svg:y="4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1.1cm" svg:height="1.1cm" svg:x="7.5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9" draw:layer="layout" svg:width="0.7cm" svg:height="0.7cm" svg:x="7.7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g>
                <draw:custom-shape draw:style-name="gr19" draw:text-style-name="P8" draw:layer="layout" svg:width="3.3cm" svg:height="1.1cm" svg:x="11.9cm" svg:y="6.9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g>
                      <draw:custom-shape draw:style-name="gr20" draw:text-style-name="P9" draw:layer="layout" svg:width="2.4cm" svg:height="1.1cm" svg:x="12.4cm" svg:y="1.5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1" draw:text-style-name="P9" draw:layer="layout" svg:width="3.2cm" svg:height="1.1cm" svg:x="12cm" svg:y="3.5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2" draw:text-style-name="P10" draw:layer="layout" svg:width="2.4cm" svg:height="1.6cm" svg:x="12.4cm" svg:y="2.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31" draw:text-style-name="P11" draw:layer="layout" svg:width="0.5cm" svg:height="0.5cm" svg:x="12.4cm" svg:y="3.1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31" draw:text-style-name="P11" draw:layer="layout" svg:width="0.5cm" svg:height="0.5cm" svg:x="14.3cm" svg:y="3.1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14" draw:text-style-name="P12" draw:layer="layout" svg:width="0.9cm" svg:height="0.2cm" svg:x="13.2cm" svg:y="3.7cm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custom-shape draw:style-name="gr23" draw:text-style-name="P10" draw:layer="layout" svg:width="3.2cm" svg:height="1.8cm" svg:x="12cm" svg:y="4.6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custom-shape draw:style-name="gr24" draw:text-style-name="P13" draw:layer="layout" svg:width="0.5cm" svg:height="1.4cm" svg:x="11.5cm" svg:y="4.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5" draw:text-style-name="P14" draw:layer="layout" svg:width="0.5cm" svg:height="0.5cm" svg:x="11.5cm" svg:y="3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4" draw:text-style-name="P13" draw:layer="layout" svg:width="0.5cm" svg:height="1.4cm" svg:x="15.2cm" svg:y="4.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5" draw:text-style-name="P14" draw:layer="layout" svg:width="0.5cm" svg:height="0.5cm" svg:x="15.2cm" svg:y="3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26" draw:text-style-name="P13" draw:layer="layout" svg:width="0.5cm" svg:height="1.3cm" svg:x="12.6cm" svg:y="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3" draw:layer="layout" svg:width="0.5cm" svg:height="1.3cm" svg:x="13.9cm" svg:y="6.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5" draw:text-style-name="P28" draw:layer="layout" svg:width="1.1cm" svg:height="1.1cm" svg:x="13.1cm" svg:y="4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2" draw:text-style-name="P30" draw:layer="layout" svg:width="0.7cm" svg:height="0.7cm" svg:x="13.3cm" svg:y="5.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3" draw:text-style-name="P10" draw:layer="layout" svg:width="3.2cm" svg:height="1.8cm" svg:x="12cm" svg:y="4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1.1cm" svg:height="1.1cm" svg:x="13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6" draw:layer="layout" svg:width="0.7cm" svg:height="0.7cm" svg:x="13.2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8" draw:layer="layout" svg:width="3.3cm" svg:height="1.1cm" svg:x="17.4cm" svg:y="7.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20" draw:text-style-name="P9" draw:layer="layout" svg:width="2.4cm" svg:height="1.1cm" svg:x="17.9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9" draw:layer="layout" svg:width="3.2cm" svg:height="1.1cm" svg:x="17.5cm" svg:y="3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2" draw:text-style-name="P10" draw:layer="layout" svg:width="2.4cm" svg:height="1.6cm" svg:x="17.9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1" draw:text-style-name="P11" draw:layer="layout" svg:width="0.5cm" svg:height="0.5cm" svg:x="17.9cm" svg:y="3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1" draw:text-style-name="P11" draw:layer="layout" svg:width="0.5cm" svg:height="0.5cm" svg:x="19.8cm" svg:y="3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12" draw:layer="layout" svg:width="0.9cm" svg:height="0.2cm" svg:x="18.7cm" svg:y="3.9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23" draw:text-style-name="P10" draw:layer="layout" svg:width="3.2cm" svg:height="1.8cm" svg:x="17.5cm" svg:y="4.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7" draw:text-style-name="P13" draw:layer="layout" svg:width="0.4cm" svg:height="1.2cm" svg:x="20.7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4" draw:layer="layout" svg:width="0.5cm" svg:height="0.5cm" svg:x="17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13" draw:layer="layout" svg:width="0.5cm" svg:height="1.8cm" svg:x="17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4" draw:layer="layout" svg:width="0.5cm" svg:height="0.5cm" svg:x="20.7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13" draw:layer="layout" svg:width="0.7cm" svg:height="1.3cm" svg:x="19.3cm" svg:y="6.6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13" draw:layer="layout" svg:width="0.4cm" svg:height="1cm" svg:x="18.2cm" svg:y="6.6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28" draw:layer="layout" svg:width="1.1cm" svg:height="1.1cm" svg:x="18.5cm" svg:y="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29" draw:layer="layout" svg:width="0.7cm" svg:height="0.7cm" svg:x="18.7cm" svg:y="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3" draw:layer="layout" svg:width="0.8cm" svg:height="1.5cm" svg:x="19.3cm" svg:y="6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0" draw:layer="layout" svg:width="3.2cm" svg:height="1.8cm" svg:x="17.5cm" svg:y="4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1.1cm" svg:height="1.1cm" svg:x="18.5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9" draw:layer="layout" svg:width="0.7cm" svg:height="0.7cm" svg:x="18.7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8" draw:layer="layout" svg:width="3.3cm" svg:height="1.1cm" svg:x="1.4cm" svg:y="13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2.4cm" svg:height="1.1cm" svg:x="1.9cm" svg:y="7.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.2cm" svg:height="1.1cm" svg:x="1.5cm" svg:y="9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2.4cm" svg:height="1.6cm" svg:x="1.9cm" svg:y="8.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2cm" svg:height="1.8cm" svg:x="1.5cm" svg:y="10.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1cm" svg:y="10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1cm" svg:y="10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4.7cm" svg:y="10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4.7cm" svg:y="10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2.1cm" svg:y="12.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3.4cm" svg:y="12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3.3cm" svg:height="1.1cm" svg:x="6.2cm" svg:y="13.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2.4cm" svg:height="1.1cm" svg:x="6.7cm" svg:y="7.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.2cm" svg:height="1.1cm" svg:x="6.3cm" svg:y="9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2.4cm" svg:height="1.6cm" svg:x="6.7cm" svg:y="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2cm" svg:height="1.8cm" svg:x="6.3cm" svg:y="1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3" draw:layer="layout" svg:width="0.4cm" svg:height="1.2cm" svg:x="5.9cm" svg:y="10.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5.8cm" svg:y="10.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3" draw:layer="layout" svg:width="0.5cm" svg:height="1.8cm" svg:x="9.5cm" svg:y="10.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9.5cm" svg:y="10.3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3" draw:layer="layout" svg:width="0.8cm" svg:height="1.5cm" svg:x="6.9cm" svg:y="12.8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3" draw:layer="layout" svg:width="0.4cm" svg:height="1cm" svg:x="8.2cm" svg:y="12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1.1cm" svg:height="1.1cm" svg:x="7.326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9" draw:layer="layout" svg:width="0.7cm" svg:height="0.7cm" svg:x="7.52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draw:layer="layout" svg:width="3.2cm" svg:height="1.8cm" svg:x="6.3cm" svg:y="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3.3cm" svg:height="1.1cm" svg:x="11.5cm" svg:y="12.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2.4cm" svg:height="1.1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.2cm" svg:height="1.1cm" svg:x="11.6cm" svg:y="9.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2.4cm" svg:height="1.6cm" svg:x="12cm" svg:y="8.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2cm" svg:height="1.8cm" svg:x="11.6cm" svg:y="10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11.1cm" svg:y="10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11.1cm" svg:y="9.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cm" svg:height="1.4cm" svg:x="14.8cm" svg:y="10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14.8cm" svg:y="9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12.2cm" svg:y="12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0.5cm" svg:height="1.3cm" svg:x="13.5cm" svg:y="1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1.1cm" svg:height="1.1cm" svg:x="12.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0" draw:layer="layout" svg:width="0.7cm" svg:height="0.7cm" svg:x="12.9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draw:layer="layout" svg:width="3.2cm" svg:height="1.8cm" svg:x="11.6cm" svg:y="10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3.3cm" svg:height="1.1cm" svg:x="17cm" svg:y="13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2.4cm" svg:height="1.1cm" svg:x="17.5cm" svg:y="7.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.2cm" svg:height="1.1cm" svg:x="17.1cm" svg:y="9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2.4cm" svg:height="1.6cm" svg:x="17.5cm" svg:y="8.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2cm" svg:height="1.8cm" svg:x="17.1cm" svg:y="10.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3" draw:layer="layout" svg:width="0.4cm" svg:height="1.2cm" svg:x="20.3cm" svg:y="10.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16.6cm" svg:y="10.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3" draw:layer="layout" svg:width="0.5cm" svg:height="1.8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5cm" svg:height="0.5cm" svg:x="20.3cm" svg:y="10.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3" draw:layer="layout" svg:width="0.7cm" svg:height="1.3cm" svg:x="18.9cm" svg:y="12.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3" draw:layer="layout" svg:width="0.4cm" svg:height="1cm" svg:x="17.8cm" svg:y="12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1.1cm" svg:height="1.1cm" svg:x="18.1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9" draw:layer="layout" svg:width="0.7cm" svg:height="0.7cm" svg:x="18.3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3" draw:layer="layout" svg:width="0.8cm" svg:height="1.5cm" svg:x="18.9cm" svg:y="12.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2cm" svg:height="1.8cm" svg:x="17.1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4" draw:text-style-name="P8" draw:layer="layout" svg:width="2.109cm" svg:height="1.875cm" svg:x="6.632cm" svg:y="20.308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9" draw:layer="layout" svg:width="1.566cm" svg:height="1.004cm" svg:x="6.866cm" svg:y="14.91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9" draw:layer="layout" svg:width="2.345cm" svg:height="1.289cm" svg:x="6.514cm" svg:y="16.55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0" draw:layer="layout" svg:width="1.566cm" svg:height="1.457cm" svg:x="6.866cm" svg:y="15.92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1" draw:layer="layout" svg:width="0.433cm" svg:height="0.586cm" svg:x="8.116cm" svg:y="16.089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0" draw:layer="layout" svg:width="2.345cm" svg:height="2.109cm" svg:x="6.514cm" svg:y="17.847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13" draw:layer="layout" svg:width="0.598cm" svg:height="1.64cm" draw:transform="skewX (0.000523598775598179) rotate (0.358839694210034) translate (7.452cm 18.42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4" draw:layer="layout" svg:width="0.433cm" svg:height="0.586cm" svg:x="7.452cm" svg:y="17.847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3" draw:layer="layout" svg:width="0.432cm" svg:height="1.523cm" svg:x="7.335cm" svg:y="19.95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3" draw:layer="layout" svg:width="0.432cm" svg:height="1.523cm" svg:x="7.723cm" svg:y="19.956cm">
            <text:p/>
            <draw:enhanced-geometry svg:viewBox="0 0 21600 21600" draw:type="rectangle" draw:enhanced-path="M 0 0 L 21600 0 21600 21600 0 21600 0 0 Z N"/>
          </draw:custom-shape>
          <draw:ellipse draw:style-name="gr73" draw:text-style-name="P31" draw:layer="layout" svg:width="0.466cm" svg:height="0.938cm" svg:x="8.599cm" svg:y="17.848cm" draw:kind="cut" draw:start-angle="269.86" draw:end-angle="88">
            <text:p/>
          </draw:ellipse>
        </draw:g>
        <draw:g>
          <draw:g>
            <draw:custom-shape draw:style-name="gr64" draw:text-style-name="P8" draw:layer="layout" svg:width="2.109cm" svg:height="1.875cm" svg:x="1.939cm" svg:y="19.69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9" draw:layer="layout" svg:width="1.566cm" svg:height="1.003cm" svg:x="2.173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9" draw:layer="layout" svg:width="2.344cm" svg:height="1.289cm" svg:x="1.822cm" svg:y="15.94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0" draw:layer="layout" svg:width="1.566cm" svg:height="1.458cm" svg:x="2.173cm" svg:y="15.303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11" draw:layer="layout" svg:width="0.433cm" svg:height="0.586cm" svg:x="3.424cm" svg:y="15.472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0" draw:layer="layout" svg:width="2.344cm" svg:height="2.11cm" svg:x="1.822cm" svg:y="17.229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13" draw:layer="layout" svg:width="0.432cm" svg:height="1.64cm" svg:x="2.76cm" svg:y="17.699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4" draw:layer="layout" svg:width="0.432cm" svg:height="0.586cm" svg:x="2.76cm" svg:y="17.229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3" draw:layer="layout" svg:width="0.431cm" svg:height="1.523cm" svg:x="2.071cm" svg:y="19.339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3" draw:layer="layout" svg:width="0.431cm" svg:height="1.523cm" svg:x="3.195cm" svg:y="19.339cm">
              <text:p/>
              <draw:enhanced-geometry svg:viewBox="0 0 21600 21600" draw:type="rectangle" draw:enhanced-path="M 0 0 L 21600 0 21600 21600 0 21600 0 0 Z N"/>
            </draw:custom-shape>
          </draw:g>
          <draw:ellipse draw:style-name="gr79" draw:text-style-name="P32" draw:layer="layout" svg:width="0.466cm" svg:height="0.938cm" svg:x="3.934cm" svg:y="17.229cm" draw:kind="cut" draw:start-angle="269.86" draw:end-angle="88">
            <text:p/>
          </draw:ellipse>
        </draw:g>
        <draw:g>
          <draw:custom-shape draw:style-name="gr80" draw:text-style-name="P8" draw:layer="layout" svg:width="2.11cm" svg:height="1.875cm" svg:x="15.538cm" svg:y="20.308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9" draw:layer="layout" svg:width="1.565cm" svg:height="1.004cm" svg:x="15.773cm" svg:y="14.917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9" draw:layer="layout" svg:width="2.343cm" svg:height="1.289cm" svg:x="15.421cm" svg:y="16.558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10" draw:layer="layout" svg:width="1.565cm" svg:height="1.457cm" svg:x="15.773cm" svg:y="15.92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1" draw:layer="layout" svg:width="0.432cm" svg:height="0.586cm" svg:x="17.023cm" svg:y="16.089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0" draw:layer="layout" svg:width="2.343cm" svg:height="2.109cm" svg:x="15.421cm" svg:y="17.847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13" draw:layer="layout" svg:width="0.598cm" svg:height="1.641cm" draw:transform="rotate (-0.23090706003885) translate (16.239cm 18.199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4" draw:layer="layout" svg:width="0.431cm" svg:height="0.586cm" svg:x="16.359cm" svg:y="17.847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3" draw:layer="layout" svg:width="0.433cm" svg:height="1.523cm" svg:x="16.367cm" svg:y="19.95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3" draw:layer="layout" svg:width="0.432cm" svg:height="1.523cm" svg:x="16.683cm" svg:y="19.956cm">
            <text:p/>
            <draw:enhanced-geometry svg:viewBox="0 0 21600 21600" draw:type="rectangle" draw:enhanced-path="M 0 0 L 21600 0 21600 21600 0 21600 0 0 Z N"/>
          </draw:custom-shape>
          <draw:ellipse draw:style-name="gr73" draw:text-style-name="P31" draw:layer="layout" svg:width="0.467cm" svg:height="0.938cm" svg:x="17.505cm" svg:y="17.848cm" draw:kind="cut" draw:start-angle="269.86" draw:end-angle="88">
            <text:p/>
          </draw:ellipse>
        </draw:g>
        <draw:g>
          <draw:g>
            <draw:custom-shape draw:style-name="gr64" draw:text-style-name="P8" draw:layer="layout" svg:width="2.109cm" svg:height="1.875cm" svg:x="11.058cm" svg:y="20.425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9" draw:layer="layout" svg:width="1.566cm" svg:height="1.002cm" svg:x="11.292cm" svg:y="15.03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9" draw:layer="layout" svg:width="2.345cm" svg:height="1.289cm" svg:x="10.94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10" draw:layer="layout" svg:width="1.566cm" svg:height="1.459cm" svg:x="11.292cm" svg:y="16.037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11" draw:layer="layout" svg:width="0.433cm" svg:height="0.586cm" svg:x="12.542cm" svg:y="16.206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10" draw:layer="layout" svg:width="2.345cm" svg:height="2.11cm" svg:x="10.94cm" svg:y="17.964cm">
              <text:p/>
              <draw:enhanced-geometry svg:viewBox="0 0 21600 21600" draw:type="rectangle" draw:enhanced-path="M 0 0 L 21600 0 21600 21600 0 21600 0 0 Z N"/>
            </draw:custom-shape>
            <draw:custom-shape draw:style-name="gr89" draw:text-style-name="P13" draw:layer="layout" svg:width="0.433cm" svg:height="1.641cm" svg:x="11.878cm" svg:y="18.433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4" draw:layer="layout" svg:width="0.433cm" svg:height="0.586cm" svg:x="11.878cm" svg:y="17.964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3" draw:layer="layout" svg:width="0.433cm" svg:height="1.523cm" svg:x="11.189cm" svg:y="20.074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3" draw:layer="layout" svg:width="0.433cm" svg:height="1.523cm" svg:x="12.313cm" svg:y="20.074cm">
              <text:p/>
              <draw:enhanced-geometry svg:viewBox="0 0 21600 21600" draw:type="rectangle" draw:enhanced-path="M 0 0 L 21600 0 21600 21600 0 21600 0 0 Z N"/>
            </draw:custom-shape>
          </draw:g>
          <draw:ellipse draw:style-name="gr79" draw:text-style-name="P32" draw:layer="layout" svg:width="0.467cm" svg:height="0.937cm" svg:x="13.052cm" svg:y="17.964cm" draw:kind="cut" draw:start-angle="269.86" draw:end-angle="88">
            <text:p/>
          </draw:ellipse>
        </draw:g>
        <draw:g>
          <draw:custom-shape draw:style-name="gr64" draw:text-style-name="P8" draw:layer="layout" svg:width="2.109cm" svg:height="1.875cm" svg:x="11.152cm" svg:y="27.80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5" draw:text-style-name="P9" draw:layer="layout" svg:width="1.566cm" svg:height="1.004cm" svg:x="11.468cm" svg:y="22.4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6" draw:text-style-name="P9" draw:layer="layout" svg:width="2.345cm" svg:height="1.289cm" svg:x="11.034cm" svg:y="24.05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7" draw:text-style-name="P10" draw:layer="layout" svg:width="1.566cm" svg:height="1.457cm" svg:x="11.468cm" svg:y="23.4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8" draw:text-style-name="P11" draw:layer="layout" svg:width="0.433cm" svg:height="0.586cm" svg:x="11.344cm" svg:y="23.5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9" draw:text-style-name="P10" draw:layer="layout" svg:width="2.345cm" svg:height="2.109cm" svg:x="11.034cm" svg:y="2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13" draw:layer="layout" svg:width="0.598cm" svg:height="1.64cm" draw:transform="skewX (0.000523598775598179) rotate (0.358839694210034) translate (11.306cm 25.9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1" draw:text-style-name="P14" draw:layer="layout" svg:width="0.433cm" svg:height="0.586cm" svg:x="12.008cm" svg:y="2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2" draw:text-style-name="P13" draw:layer="layout" svg:width="0.432cm" svg:height="1.523cm" svg:x="12.133cm" svg:y="27.45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2" draw:text-style-name="P13" draw:layer="layout" svg:width="0.432cm" svg:height="1.523cm" svg:x="11.745cm" svg:y="27.456cm">
            <text:p/>
            <draw:enhanced-geometry svg:viewBox="0 0 21600 21600" draw:mirror-horizontal="true" draw:type="rectangle" draw:enhanced-path="M 0 0 L 21600 0 21600 21600 0 21600 0 0 Z N"/>
          </draw:custom-shape>
          <draw:ellipse draw:style-name="gr73" draw:text-style-name="P31" draw:layer="layout" svg:width="0.466cm" svg:height="0.938cm" svg:x="10.835cm" svg:y="25.348cm" draw:kind="cut" draw:start-angle="91.95" draw:end-angle="270.12">
            <text:p/>
          </draw:ellipse>
        </draw:g>
        <draw:g>
          <draw:g>
            <draw:custom-shape draw:style-name="gr64" draw:text-style-name="P8" draw:layer="layout" svg:width="2.109cm" svg:height="1.875cm" svg:x="15.867cm" svg:y="27.6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4" draw:text-style-name="P9" draw:layer="layout" svg:width="1.566cm" svg:height="1.003cm" svg:x="16.183cm" svg:y="22.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5" draw:text-style-name="P9" draw:layer="layout" svg:width="2.344cm" svg:height="1.289cm" svg:x="15.756cm" svg:y="23.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6" draw:text-style-name="P10" draw:layer="layout" svg:width="1.566cm" svg:height="1.458cm" svg:x="16.183cm" svg:y="23.30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68" draw:text-style-name="P11" draw:layer="layout" svg:width="0.433cm" svg:height="0.586cm" svg:x="16.058cm" svg:y="23.47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7" draw:text-style-name="P10" draw:layer="layout" svg:width="2.344cm" svg:height="2.11cm" svg:x="15.756cm" svg:y="25.2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8" draw:text-style-name="P13" draw:layer="layout" svg:width="0.432cm" svg:height="1.64cm" svg:x="16.73cm" svg:y="25.69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1" draw:text-style-name="P14" draw:layer="layout" svg:width="0.432cm" svg:height="0.586cm" svg:x="16.73cm" svg:y="25.2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2" draw:text-style-name="P13" draw:layer="layout" svg:width="0.431cm" svg:height="1.523cm" svg:x="17.413cm" svg:y="27.33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2" draw:text-style-name="P13" draw:layer="layout" svg:width="0.431cm" svg:height="1.523cm" svg:x="16.289cm" svg:y="27.339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ellipse draw:style-name="gr79" draw:text-style-name="P32" draw:layer="layout" svg:width="0.466cm" svg:height="0.938cm" svg:x="15.522cm" svg:y="25.229cm" draw:kind="cut" draw:start-angle="91.95" draw:end-angle="270.12">
            <text:p/>
          </draw:ellipse>
        </draw:g>
        <draw:g>
          <draw:custom-shape draw:style-name="gr80" draw:text-style-name="P8" draw:layer="layout" svg:width="2.11cm" svg:height="1.875cm" svg:x="2.252cm" svg:y="27.80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1" draw:text-style-name="P9" draw:layer="layout" svg:width="1.565cm" svg:height="1.004cm" svg:x="2.555cm" svg:y="22.4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2" draw:text-style-name="P9" draw:layer="layout" svg:width="2.343cm" svg:height="1.289cm" svg:x="2.129cm" svg:y="24.05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3" draw:text-style-name="P10" draw:layer="layout" svg:width="1.565cm" svg:height="1.457cm" svg:x="2.555cm" svg:y="23.4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8" draw:text-style-name="P11" draw:layer="layout" svg:width="0.432cm" svg:height="0.586cm" svg:x="2.445cm" svg:y="23.5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4" draw:text-style-name="P10" draw:layer="layout" svg:width="2.343cm" svg:height="2.109cm" svg:x="2.129cm" svg:y="2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5" draw:text-style-name="P13" draw:layer="layout" svg:width="0.598cm" svg:height="1.638cm" draw:transform="rotate (-0.23090706003885) translate (3.455cm 25.69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1" draw:text-style-name="P14" draw:layer="layout" svg:width="0.431cm" svg:height="0.586cm" svg:x="3.103cm" svg:y="2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2" draw:text-style-name="P13" draw:layer="layout" svg:width="0.433cm" svg:height="1.523cm" svg:x="3.093cm" svg:y="27.45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2" draw:text-style-name="P13" draw:layer="layout" svg:width="0.432cm" svg:height="1.523cm" svg:x="2.785cm" svg:y="27.456cm">
            <text:p/>
            <draw:enhanced-geometry svg:viewBox="0 0 21600 21600" draw:mirror-horizontal="true" draw:type="rectangle" draw:enhanced-path="M 0 0 L 21600 0 21600 21600 0 21600 0 0 Z N"/>
          </draw:custom-shape>
          <draw:ellipse draw:style-name="gr73" draw:text-style-name="P31" draw:layer="layout" svg:width="0.467cm" svg:height="0.938cm" svg:x="1.928cm" svg:y="25.348cm" draw:kind="cut" draw:start-angle="91.83" draw:end-angle="270.24">
            <text:p/>
          </draw:ellipse>
        </draw:g>
        <draw:g>
          <draw:g>
            <draw:custom-shape draw:style-name="gr64" draw:text-style-name="P8" draw:layer="layout" svg:width="2.109cm" svg:height="1.875cm" svg:x="6.726cm" svg:y="27.92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6" draw:text-style-name="P9" draw:layer="layout" svg:width="1.566cm" svg:height="1.002cm" svg:x="7.042cm" svg:y="22.53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66" draw:text-style-name="P9" draw:layer="layout" svg:width="2.345cm" svg:height="1.289cm" svg:x="6.608cm" svg:y="24.17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7" draw:text-style-name="P10" draw:layer="layout" svg:width="1.566cm" svg:height="1.459cm" svg:x="7.042cm" svg:y="23.53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68" draw:text-style-name="P11" draw:layer="layout" svg:width="0.433cm" svg:height="0.586cm" svg:x="6.918cm" svg:y="23.7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8" draw:text-style-name="P10" draw:layer="layout" svg:width="2.345cm" svg:height="2.11cm" svg:x="6.608cm" svg:y="25.46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9" draw:text-style-name="P13" draw:layer="layout" svg:width="0.433cm" svg:height="1.641cm" svg:x="7.582cm" svg:y="25.93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1" draw:text-style-name="P14" draw:layer="layout" svg:width="0.433cm" svg:height="0.586cm" svg:x="7.582cm" svg:y="25.46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2" draw:text-style-name="P13" draw:layer="layout" svg:width="0.433cm" svg:height="1.523cm" svg:x="8.271cm" svg:y="27.57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2" draw:text-style-name="P13" draw:layer="layout" svg:width="0.433cm" svg:height="1.523cm" svg:x="7.147cm" svg:y="27.574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ellipse draw:style-name="gr79" draw:text-style-name="P32" draw:layer="layout" svg:width="0.467cm" svg:height="0.937cm" svg:x="6.381cm" svg:y="25.464cm" draw:kind="cut" draw:start-angle="91.83" draw:end-angle="270.24">
            <text:p/>
          </draw:ellipse>
        </draw:g>
      </draw:page>
      <draw:page draw:name="page4" draw:style-name="dp1" draw:master-page-name="Default">
        <draw:g>
          <draw:frame draw:style-name="gr90" draw:text-style-name="P33" draw:layer="layout" svg:width="7.3cm" svg:height="7.3cm" svg:x="9.2cm" svg:y="10.3cm">
            <draw:image xlink:href="Pictures/10000000000000AB0000006FE0BA33D7DC95320E.png" xlink:type="simple" xlink:show="embed" xlink:actuate="onLoad">
              <text:p/>
            </draw:image>
          </draw:frame>
          <draw:g>
            <draw:custom-shape draw:style-name="gr91" draw:text-style-name="P34" draw:layer="layout" svg:width="5.8cm" svg:height="3.6cm" svg:x="10.2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8" draw:layer="layout" svg:width="5.3cm" svg:height="2cm" svg:x="10.5cm" svg:y="1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28" draw:layer="layout" svg:width="1.1cm" svg:height="0.59cm" svg:x="12.698cm" svg:y="14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5" draw:text-style-name="P14" draw:layer="layout" svg:width="0.5cm" svg:height="0.5cm" svg:x="14.7cm" svg:y="15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" draw:text-style-name="P13" draw:layer="layout" svg:width="0.5cm" svg:height="1.4cm" draw:transform="rotate (-2.81975393952204) translate (15.4cm 15.64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0" draw:text-style-name="P9" draw:layer="layout" svg:width="2.4cm" svg:height="1.1cm" svg:x="11.999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1" draw:text-style-name="P9" draw:layer="layout" svg:width="3.2cm" svg:height="1.1cm" svg:x="11.599cm" svg:y="15.2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0" draw:layer="layout" svg:width="2.4cm" svg:height="1.6cm" svg:x="11.998cm" svg:y="14.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1" draw:layer="layout" svg:width="0.5cm" svg:height="0.5cm" svg:x="12cm" svg:y="14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1" draw:layer="layout" svg:width="0.5cm" svg:height="0.5cm" svg:x="13.902cm" svg:y="14.8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draw:text-style-name="P12" draw:layer="layout" svg:width="0.9cm" svg:height="0.2cm" svg:x="12.796cm" svg:y="15.3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24" draw:text-style-name="P13" draw:layer="layout" svg:width="0.5cm" svg:height="1.4cm" svg:x="11.2cm" svg:y="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94" draw:text-style-name="P35" draw:layer="layout" svg:width="7.8cm" svg:height="7.3cm" svg:x="0.4cm" svg:y="2.7cm">
          <text:p/>
          <draw:enhanced-geometry svg:viewBox="0 0 21600 21600" draw:type="rectangle" draw:enhanced-path="M 0 0 L 21600 0 21600 21600 0 21600 0 0 Z N"/>
        </draw:custom-shape>
        <draw:g>
          <draw:frame draw:style-name="gr90" draw:text-style-name="P33" draw:layer="layout" svg:width="7.3cm" svg:height="7.3cm" svg:x="0.7cm" svg:y="2.4cm">
            <draw:image xlink:href="Pictures/10000000000000AB0000006FE0BA33D7DC95320E.png" xlink:type="simple" xlink:show="embed" xlink:actuate="onLoad">
              <text:p/>
            </draw:image>
          </draw:frame>
          <draw:g>
            <draw:custom-shape draw:style-name="gr95" draw:text-style-name="P34" draw:layer="layout" svg:width="6.259cm" svg:height="3.459cm" svg:x="1.141cm" svg:y="6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18" draw:layer="layout" svg:width="4.365cm" svg:height="1.647cm" svg:x="2.129cm" svg:y="6.9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97" draw:text-style-name="P9" draw:layer="layout" svg:width="1.977cm" svg:height="0.906cm" svg:x="3.282cm" svg:y="2.5cm">
                <text:p/>
                <draw:enhanced-geometry svg:viewBox="0 0 21600 21600" draw:type="rectangle" draw:enhanced-path="M 0 0 L 21600 0 21600 21600 0 21600 0 0 Z N"/>
              </draw:custom-shape>
              <draw:custom-shape draw:style-name="gr98" draw:text-style-name="P9" draw:layer="layout" svg:width="2.635cm" svg:height="0.906cm" svg:x="2.953cm" svg:y="4.147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10" draw:layer="layout" svg:width="1.977cm" svg:height="1.318cm" svg:x="3.282cm" svg:y="3.4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0" draw:text-style-name="P11" draw:layer="layout" svg:width="0.412cm" svg:height="0.411cm" svg:x="3.282cm" svg:y="3.8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0" draw:text-style-name="P11" draw:layer="layout" svg:width="0.412cm" svg:height="0.411cm" svg:x="4.847cm" svg:y="3.8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1" draw:text-style-name="P12" draw:layer="layout" svg:width="0.741cm" svg:height="0.164cm" svg:x="3.941cm" svg:y="4.31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02" draw:text-style-name="P10" draw:layer="layout" svg:width="2.635cm" svg:height="1.482cm" svg:x="2.953cm" svg:y="5.053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14" draw:layer="layout" svg:width="0.412cm" svg:height="0.412cm" svg:x="2.541cm" svg:y="4.476cm">
              <text:p/>
              <draw:enhanced-geometry svg:viewBox="0 0 21600 21600" draw:type="rectangle" draw:enhanced-path="M 0 0 L 21600 0 21600 21600 0 21600 0 0 Z N"/>
            </draw:custom-shape>
            <draw:custom-shape draw:style-name="gr104" draw:text-style-name="P13" draw:layer="layout" svg:width="0.412cm" svg:height="1.153cm" draw:transform="skewX (0.00174532925199434) rotate (3.10581340392391) translate (5.959cm 4.49cm)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14" draw:layer="layout" svg:width="0.412cm" svg:height="0.412cm" svg:x="5.588cm" svg:y="4.476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13" draw:layer="layout" svg:width="0.412cm" svg:height="1.071cm" svg:x="3.447cm" svg:y="6.535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13" draw:layer="layout" svg:width="0.412cm" svg:height="1.071cm" svg:x="4.517cm" svg:y="6.535cm">
              <text:p/>
              <draw:enhanced-geometry svg:viewBox="0 0 21600 21600" draw:type="rectangle" draw:enhanced-path="M 0 0 L 21600 0 21600 21600 0 21600 0 0 Z N"/>
            </draw:custom-shape>
            <draw:custom-shape draw:style-name="gr106" draw:text-style-name="P28" draw:layer="layout" svg:width="0.906cm" svg:height="0.906cm" svg:x="3.776cm" svg:y="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7" draw:text-style-name="P16" draw:layer="layout" svg:width="0.576cm" svg:height="0.576cm" svg:x="3.941cm" svg:y="5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8" draw:text-style-name="P13" draw:layer="layout" svg:width="0.411cm" svg:height="1.152cm" draw:transform="skewX (0.00087266462599719) rotate (0.305781684949407) translate (2.212cm 3.695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90" draw:text-style-name="P33" draw:layer="layout" svg:width="7.3cm" svg:height="7.3cm" svg:x="8.8cm" svg:y="2.3cm">
            <draw:image xlink:href="Pictures/10000000000000AB0000006FE0BA33D7DC95320E.png" xlink:type="simple" xlink:show="embed" xlink:actuate="onLoad">
              <text:p/>
            </draw:image>
          </draw:frame>
          <draw:g>
            <draw:custom-shape draw:style-name="gr109" draw:text-style-name="P34" draw:layer="layout" svg:width="6.4cm" svg:height="3.6cm" svg:x="9.2cm" svg:y="5.7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8" draw:layer="layout" svg:width="5.3cm" svg:height="2cm" svg:x="9.9cm" svg:y="6.7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5cm" svg:height="0.5cm" svg:x="10.599cm" svg:y="5.5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3" draw:layer="layout" svg:width="0.5cm" svg:height="1.4cm" draw:transform="rotate (2.5534166956677) translate (14.723cm 5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4" draw:layer="layout" svg:width="0.5cm" svg:height="0.5cm" svg:x="14.3cm" svg:y="5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custom-shape draw:style-name="gr20" draw:text-style-name="P9" draw:layer="layout" svg:width="2.4cm" svg:height="1.1cm" svg:x="11.499cm" svg:y="3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1" draw:text-style-name="P9" draw:layer="layout" svg:width="3.2cm" svg:height="1.1cm" svg:x="11.099cm" svg:y="5.1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0" draw:layer="layout" svg:width="2.4cm" svg:height="1.6cm" svg:x="11.498cm" svg:y="4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1" draw:layer="layout" svg:width="0.5cm" svg:height="0.5cm" svg:x="11.5cm" svg:y="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1" draw:layer="layout" svg:width="0.5cm" svg:height="0.5cm" svg:x="13.402cm" svg:y="4.7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draw:text-style-name="P12" draw:layer="layout" svg:width="0.9cm" svg:height="0.2cm" svg:x="12.296cm" svg:y="5.2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23" draw:text-style-name="P10" draw:layer="layout" svg:width="3.2cm" svg:height="1.8cm" svg:x="11.094cm" svg:y="6.2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" draw:text-style-name="P28" draw:layer="layout" svg:width="1.1cm" svg:height="1.1cm" svg:x="12.098cm" svg:y="6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6" draw:text-style-name="P16" draw:layer="layout" svg:width="0.7cm" svg:height="0.7cm" svg:x="12.298cm" svg:y="6.70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24" draw:text-style-name="P13" draw:layer="layout" svg:width="0.5cm" svg:height="1.4cm" svg:x="10.5cm" svg:y="4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90" draw:text-style-name="P33" draw:layer="layout" svg:width="7.3cm" svg:height="7.3cm" svg:x="0.3cm" svg:y="9.8cm">
            <draw:image xlink:href="Pictures/10000000000000AB0000006FE0BA33D7DC95320E.png" xlink:type="simple" xlink:show="embed" xlink:actuate="onLoad">
              <text:p/>
            </draw:image>
          </draw:frame>
          <draw:g>
            <draw:custom-shape draw:style-name="gr110" draw:text-style-name="P34" draw:layer="layout" svg:width="6.719cm" svg:height="3.967cm" svg:x="0.481cm" svg:y="12.9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18" draw:layer="layout" svg:width="4.29cm" svg:height="1.619cm" svg:x="1.453cm" svg:y="13.9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14" draw:layer="layout" svg:width="0.405cm" svg:height="0.405cm" svg:x="2.019cm" svg:y="13.2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2" draw:text-style-name="P14" draw:layer="layout" svg:width="0.405cm" svg:height="0.405cm" svg:x="4.852cm" svg:y="13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28" draw:layer="layout" svg:width="0.89cm" svg:height="0.478cm" svg:x="3.232cm" svg:y="13.7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4" draw:text-style-name="P13" draw:layer="layout" svg:width="0.404cm" svg:height="1.133cm" draw:transform="skewX (0.000872664625997131) rotate (-2.81975393952204) translate (5.419cm 13.7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5" draw:text-style-name="P9" draw:layer="layout" svg:width="1.943cm" svg:height="0.89cm" svg:x="2.666cm" svg:y="1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6" draw:text-style-name="P9" draw:layer="layout" svg:width="2.591cm" svg:height="0.89cm" svg:x="2.342cm" svg:y="13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7" draw:text-style-name="P10" draw:layer="layout" svg:width="1.943cm" svg:height="1.296cm" svg:x="2.665cm" svg:y="12.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405cm" svg:height="0.405cm" svg:x="2.667cm" svg:y="13.0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404cm" svg:height="0.405cm" svg:x="4.207cm" svg:y="13.0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9" draw:text-style-name="P12" draw:layer="layout" svg:width="0.729cm" svg:height="0.162cm" svg:x="3.311cm" svg:y="13.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20" draw:text-style-name="P10" draw:layer="layout" svg:width="2.59cm" svg:height="0.64cm" svg:x="2.338cm" svg:y="14.3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1" draw:text-style-name="P16" draw:layer="layout" svg:width="0.566cm" svg:height="0.567cm" svg:x="3.313cm" svg:y="14.7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2" draw:text-style-name="P13" draw:layer="layout" svg:width="0.405cm" svg:height="1.134cm" svg:x="1.938cm" svg:y="1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90" draw:text-style-name="P33" draw:layer="layout" svg:width="7.3cm" svg:height="7.3cm" svg:x="0cm" svg:y="17.8cm">
            <draw:image xlink:href="Pictures/10000000000000AB0000006FE0BA33D7DC95320E.png" xlink:type="simple" xlink:show="embed" xlink:actuate="onLoad">
              <text:p/>
            </draw:image>
          </draw:frame>
          <draw:g>
            <draw:custom-shape draw:style-name="gr123" draw:text-style-name="P34" draw:layer="layout" svg:width="5.2cm" svg:height="3cm" svg:x="1cm" svg:y="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4" draw:text-style-name="P18" draw:layer="layout" svg:width="4.1cm" svg:height="2cm" svg:x="1.6cm" svg:y="2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28" draw:layer="layout" svg:width="1.1cm" svg:height="0.59cm" svg:x="3.298cm" svg:y="22.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9" draw:layer="layout" svg:width="2.4cm" svg:height="1.1cm" svg:x="2.599cm" svg:y="21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10" draw:layer="layout" svg:width="2.4cm" svg:height="1.1cm" svg:x="2.598cm" svg:y="22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1" draw:layer="layout" svg:width="0.5cm" svg:height="0.5cm" svg:x="2.6cm" svg:y="23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1" draw:layer="layout" svg:width="0.5cm" svg:height="0.5cm" svg:x="4.502cm" svg:y="23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3" draw:layer="layout" svg:width="0.5cm" svg:height="1.4cm" svg:x="1.8cm" svg:y="2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90" draw:text-style-name="P33" draw:layer="layout" svg:width="7.3cm" svg:height="7.3cm" svg:x="7.7cm" svg:y="18.5cm">
            <draw:image xlink:href="Pictures/10000000000000AB0000006FE0BA33D7DC95320E.png" xlink:type="simple" xlink:show="embed" xlink:actuate="onLoad">
              <text:p/>
            </draw:image>
          </draw:frame>
          <draw:g>
            <draw:custom-shape draw:style-name="gr126" draw:text-style-name="P34" draw:layer="layout" svg:width="4.3cm" svg:height="2.5cm" svg:x="9.3cm" svg:y="2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18" draw:layer="layout" svg:width="3.4cm" svg:height="1.5cm" svg:x="9.8cm" svg:y="23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9" draw:layer="layout" svg:width="1.7cm" svg:height="0.733cm" svg:x="10.5cm" svg:y="2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10" draw:layer="layout" svg:width="1.7cm" svg:height="0.267cm" svg:x="10.499cm" svg:y="24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90" draw:text-style-name="P33" draw:layer="layout" svg:width="7.3cm" svg:height="7.3cm" svg:x="15.9cm" svg:y="19.1cm">
            <draw:image xlink:href="Pictures/10000000000000AB0000006F468C19D5E1AAF2C9.png" xlink:type="simple" xlink:show="embed" xlink:actuate="onLoad">
              <text:p/>
            </draw:image>
          </draw:frame>
          <draw:custom-shape draw:style-name="gr126" draw:text-style-name="P34" draw:layer="layout" svg:width="4.3cm" svg:height="2.5cm" svg:x="17.7cm" svg:y="2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Default">
        <draw:g>
          <draw:custom-shape draw:style-name="gr6" draw:text-style-name="P5" draw:layer="layout" svg:width="5.6cm" svg:height="5.6cm" svg:x="5.3cm" svg:y="8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cm" svg:height="0.4cm" svg:x="5.3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1cm" svg:x="5.3cm" svg:y="14.4cm">
            <text:p/>
            <draw:enhanced-geometry svg:viewBox="0 0 21600 21600" draw:type="rectangle" draw:enhanced-path="M 0 0 L 21600 0 21600 21600 0 21600 0 0 Z N"/>
          </draw:custom-shape>
        </draw:g>
        <draw:frame draw:style-name="gr130" draw:text-style-name="P1" draw:layer="layout" svg:width="2.599cm" svg:height="3.199cm" svg:x="2.101cm" svg:y="15.701cm">
          <draw:image xlink:href="Pictures/10000201000002BC000000C803621DF709633928.png" xlink:type="simple" xlink:show="embed" xlink:actuate="onLoad">
            <text:p/>
          </draw:image>
        </draw:frame>
        <draw:frame draw:style-name="gr131" draw:text-style-name="P1" draw:layer="layout" svg:width="2.599cm" svg:height="2.499cm" svg:x="5.401cm" svg:y="16.701cm">
          <draw:image xlink:href="Pictures/10000201000002BC000000C803621DF709633928.png" xlink:type="simple" xlink:show="embed" xlink:actuate="onLoad">
            <text:p/>
          </draw:image>
        </draw:frame>
        <draw:frame draw:style-name="gr132" draw:text-style-name="P1" draw:layer="layout" svg:width="2.599cm" svg:height="2.599cm" svg:x="8.201cm" svg:y="16.601cm">
          <draw:image xlink:href="Pictures/10000201000002BC000000C803621DF709633928.png" xlink:type="simple" xlink:show="embed" xlink:actuate="onLoad">
            <text:p/>
          </draw:image>
        </draw:frame>
        <draw:frame draw:style-name="gr133" draw:text-style-name="P1" draw:layer="layout" svg:width="2.599cm" svg:height="2.599cm" svg:x="10.401cm" svg:y="16.5cm">
          <draw:image xlink:href="Pictures/10000201000002BC000000C803621DF709633928.png" xlink:type="simple" xlink:show="embed" xlink:actuate="onLoad">
            <text:p/>
          </draw:image>
        </draw:frame>
        <draw:frame draw:style-name="gr134" draw:text-style-name="P1" draw:layer="layout" svg:width="2.599cm" svg:height="2.599cm" svg:x="12.799cm" svg:y="16.4cm">
          <draw:image xlink:href="Pictures/10000201000002BC000000C803621DF709633928.png" xlink:type="simple" xlink:show="embed" xlink:actuate="onLoad">
            <text:p/>
          </draw:image>
        </draw:frame>
        <draw:frame draw:style-name="gr135" draw:text-style-name="P1" draw:layer="layout" svg:width="2.599cm" svg:height="2.499cm" svg:x="15.8cm" svg:y="16.5cm">
          <draw:image xlink:href="Pictures/10000201000002BC000000C803621DF709633928.png" xlink:type="simple" xlink:show="embed" xlink:actuate="onLoad">
            <text:p/>
          </draw:image>
        </draw:frame>
        <draw:frame draw:style-name="gr5" draw:text-style-name="P1" draw:layer="layout" svg:width="18.52cm" svg:height="5.291cm" svg:x="2cm" svg:y="23.5cm">
          <draw:image xlink:href="Pictures/10000201000002BC000000C803621DF709633928.png" xlink:type="simple" xlink:show="embed" xlink:actuate="onLoad">
            <text:p/>
          </draw:image>
        </draw:frame>
        <draw:frame draw:style-name="gr136" draw:text-style-name="P1" draw:layer="layout" svg:width="2.445cm" svg:height="1.525cm" draw:transform="skewX (0.481012741849637) rotate (-0.0127409035395589) translate (3.555cm 20.854cm)">
          <draw:image xlink:href="Pictures/10000201000002BC000000C803621DF709633928.png" xlink:type="simple" xlink:show="embed" xlink:actuate="onLoad">
            <text:p/>
          </draw:image>
        </draw:frame>
        <draw:frame draw:style-name="gr131" draw:text-style-name="P1" draw:layer="layout" svg:width="2.735cm" svg:height="1.917cm" draw:transform="skewX (0.570897198327345) rotate (0.0404916386462684) translate (15.667cm 20.835cm)">
          <draw:image xlink:href="Pictures/10000201000002BC000000C803621DF709633928.png" xlink:type="simple" xlink:show="embed" xlink:actuate="onLoad">
            <text:p/>
          </draw:image>
        </draw:frame>
        <draw:frame draw:style-name="gr136" draw:text-style-name="P1" draw:layer="layout" svg:width="2.434cm" svg:height="1.439cm" draw:transform="skewX (0.61854468690679) rotate (0.298102236240631) translate (6.656cm 21.024cm)">
          <draw:image xlink:href="Pictures/10000201000002BC000000C803621DF709633928.png" xlink:type="simple" xlink:show="embed" xlink:actuate="onLoad">
            <text:p/>
          </draw:image>
        </draw:frame>
        <draw:frame draw:style-name="gr136" draw:text-style-name="P1" draw:layer="layout" svg:width="2.691cm" svg:height="0.766cm" draw:transform="skewX (1.19066361571053) rotate (0.690452252088957) translate (9.99cm 21.214cm)">
          <draw:image xlink:href="Pictures/10000201000002BC000000C803621DF709633928.png" xlink:type="simple" xlink:show="embed" xlink:actuate="onLoad">
            <text:p/>
          </draw:image>
        </draw:frame>
        <draw:custom-shape draw:style-name="gr137" draw:text-style-name="P22" draw:layer="layout" svg:width="0.3cm" svg:height="0.2cm" svg:x="3.5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3.6cm" svg:y="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3.9cm" svg:y="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2cm" svg:y="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7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5cm" svg:y="3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6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3.5cm" svg:y="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3.3cm" svg:y="3.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8cm" svg:y="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9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3.8cm" svg:y="2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1cm" svg:y="2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4cm" svg:y="2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0.3cm" svg:height="0.2cm" svg:x="4.6cm" svg:y="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6" draw:layer="layout" svg:width="3.2cm" svg:height="3cm" draw:transform="rotate (0.104894288044859) translate (9.4cm 11.6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9" draw:text-style-name="P37" draw:layer="layout" svg:width="2.9cm" svg:height="0.9cm" draw:transform="rotate (0.000174532925199433) translate (6.7cm 1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38" draw:layer="layout" svg:width="2.636cm" svg:height="2.474cm" draw:transform="rotate (0.104894288044859) translate (6.7cm 8.5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5.6cm" svg:height="5.6cm" svg:x="12.5cm" svg:y="7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cm" svg:height="0.4cm" svg:x="12.5cm" svg:y="13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1cm" svg:x="12.5cm" svg:y="13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39" draw:layer="layout" svg:width="3.8cm" svg:height="1.331cm" draw:transform="skewX (0.397586003604308) rotate (-0.0420624349730636) translate (13.903cm 10.3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2" draw:text-style-name="P40" draw:layer="layout" svg:width="3.4cm" svg:height="3.6cm" svg:x="13.6cm" svg:y="7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g>
            <draw:custom-shape draw:style-name="gr6" draw:text-style-name="P5" draw:layer="layout" svg:width="5.6cm" svg:height="5.6cm" svg:x="7.6cm" svg:y="0.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6cm" svg:height="0.4cm" svg:x="7.6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5.6cm" svg:height="0.1cm" svg:x="7.6cm" svg:y="6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3" draw:text-style-name="P41" draw:layer="layout" svg:width="4.9cm" svg:height="4.299cm" svg:x="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7" draw:layer="layout" svg:width="4.9cm" svg:height="3.707cm" svg:x="8cm" svg:y="1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5" draw:text-style-name="P42" draw:layer="layout" svg:width="4.898cm" svg:height="3.7cm" svg:x="8.002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4.523cm" svg:height="2.936cm" svg:x="1.1cm" svg:y="1.8cm">
          <draw:image xlink:href="Pictures/10000000000000AB0000006F31577CE6FD9B0F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6:58:23.950000000</meta:creation-date>
    <dc:date>2017-11-01T06:20:50.030055745</dc:date>
    <meta:editing-duration>PT18H5M30S</meta:editing-duration>
    <meta:editing-cycles>8</meta:editing-cycles>
    <meta:generator>LibreOffice/5.1.6.2$Linux_X86_64 LibreOffice_project/10m0$Build-2</meta:generator>
    <meta:document-statistic meta:object-count="591"/>
  </office:meta>
</office:document-meta>
</file>